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3A90000395D1DAA66A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 fo:keep-with-next="always"/>
    </style:style>
    <style:style style:name="Tabla2.A" style:family="table-column">
      <style:table-column-properties style:column-width="3.096cm"/>
    </style:style>
    <style:style style:name="Tabla2.C" style:family="table-column">
      <style:table-column-properties style:column-width="10.821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 fo:keep-with-next="always"/>
    </style:style>
    <style:style style:name="Tabla3.A" style:family="table-column">
      <style:table-column-properties style:column-width="3.096cm"/>
    </style:style>
    <style:style style:name="Tabla3.C" style:family="table-column">
      <style:table-column-properties style:column-width="10.821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 fo:keep-with-next="always"/>
    </style:style>
    <style:style style:name="Tabla4.A" style:family="table-column">
      <style:table-column-properties style:column-width="3.096cm"/>
    </style:style>
    <style:style style:name="Tabla4.C" style:family="table-column">
      <style:table-column-properties style:column-width="10.821cm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 fo:keep-with-next="always"/>
    </style:style>
    <style:style style:name="Tabla5.A" style:family="table-column">
      <style:table-column-properties style:column-width="3.096cm"/>
    </style:style>
    <style:style style:name="Tabla5.C" style:family="table-column">
      <style:table-column-properties style:column-width="10.821cm"/>
    </style:style>
    <style:style style:name="Tabla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000000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 fo:keep-with-next="always"/>
    </style:style>
    <style:style style:name="Tabla6.A" style:family="table-column">
      <style:table-column-properties style:column-width="3.096cm"/>
    </style:style>
    <style:style style:name="Tabla6.C" style:family="table-column">
      <style:table-column-properties style:column-width="10.821cm"/>
    </style:style>
    <style:style style:name="Tabla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000000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0d8ff"/>
    </style:style>
    <style:style style:name="P4" style:family="paragraph" style:parent-style-name="Standard">
      <style:paragraph-properties fo:text-align="center" style:justify-single-word="false"/>
      <style:text-properties officeooo:rsid="0010d8ff" officeooo:paragraph-rsid="002b84ac"/>
    </style:style>
    <style:style style:name="P5" style:family="paragraph" style:parent-style-name="Standard">
      <style:paragraph-properties fo:text-align="center" style:justify-single-word="false"/>
      <style:text-properties officeooo:rsid="0010d8ff" officeooo:paragraph-rsid="002bf3a1"/>
    </style:style>
    <style:style style:name="P6" style:family="paragraph" style:parent-style-name="Standard">
      <style:paragraph-properties fo:text-align="center" style:justify-single-word="false"/>
      <style:text-properties officeooo:rsid="0010d8ff" officeooo:paragraph-rsid="002c0771"/>
    </style:style>
    <style:style style:name="P7" style:family="paragraph" style:parent-style-name="Standard">
      <style:paragraph-properties fo:text-align="center" style:justify-single-word="false"/>
      <style:text-properties officeooo:rsid="00118d23" officeooo:paragraph-rsid="00118d23"/>
    </style:style>
    <style:style style:name="P8" style:family="paragraph" style:parent-style-name="Standard">
      <style:paragraph-properties fo:text-align="center" style:justify-single-word="false"/>
      <style:text-properties officeooo:rsid="00118d23" officeooo:paragraph-rsid="00176f0f"/>
    </style:style>
    <style:style style:name="P9" style:family="paragraph" style:parent-style-name="Standard">
      <style:paragraph-properties fo:text-align="center" style:justify-single-word="false"/>
      <style:text-properties officeooo:rsid="00118d23" officeooo:paragraph-rsid="002b84ac"/>
    </style:style>
    <style:style style:name="P10" style:family="paragraph" style:parent-style-name="Standard">
      <style:paragraph-properties fo:text-align="center" style:justify-single-word="false"/>
      <style:text-properties officeooo:rsid="00118d23" officeooo:paragraph-rsid="002bf3a1"/>
    </style:style>
    <style:style style:name="P11" style:family="paragraph" style:parent-style-name="Standard">
      <style:paragraph-properties fo:text-align="center" style:justify-single-word="false"/>
      <style:text-properties officeooo:rsid="00118d23" officeooo:paragraph-rsid="002c0771"/>
    </style:style>
    <style:style style:name="P12" style:family="paragraph" style:parent-style-name="Standard">
      <style:paragraph-properties fo:text-align="center" style:justify-single-word="false"/>
      <style:text-properties officeooo:rsid="0013a868" officeooo:paragraph-rsid="0013a868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18d23" officeooo:paragraph-rsid="00118d23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1a2b1b" officeooo:paragraph-rsid="001a2b1b"/>
    </style:style>
    <style:style style:name="P16" style:family="paragraph" style:parent-style-name="Text_20_body">
      <style:text-properties officeooo:rsid="001a2b1b" officeooo:paragraph-rsid="0021ff1b"/>
    </style:style>
    <style:style style:name="P17" style:family="paragraph" style:parent-style-name="Text_20_body">
      <style:text-properties officeooo:rsid="001a2b1b" officeooo:paragraph-rsid="0025f099"/>
    </style:style>
    <style:style style:name="P18" style:family="paragraph" style:parent-style-name="Text_20_body">
      <style:text-properties officeooo:rsid="001a2b1b" officeooo:paragraph-rsid="002bf3a1"/>
    </style:style>
    <style:style style:name="P19" style:family="paragraph" style:parent-style-name="Text_20_body">
      <style:text-properties officeooo:rsid="001a2b1b" officeooo:paragraph-rsid="002c0771"/>
    </style:style>
    <style:style style:name="P20" style:family="paragraph" style:parent-style-name="Text_20_body">
      <style:text-properties officeooo:rsid="001b5285" officeooo:paragraph-rsid="001b5285"/>
    </style:style>
    <style:style style:name="P21" style:family="paragraph" style:parent-style-name="Text_20_body">
      <style:text-properties officeooo:rsid="001cc317" officeooo:paragraph-rsid="001cc317"/>
    </style:style>
    <style:style style:name="P22" style:family="paragraph" style:parent-style-name="Text_20_body">
      <style:text-properties officeooo:paragraph-rsid="0021ff1b"/>
    </style:style>
    <style:style style:name="P23" style:family="paragraph" style:parent-style-name="Text_20_body">
      <style:text-properties officeooo:rsid="00252dc4" officeooo:paragraph-rsid="00252dc4"/>
    </style:style>
    <style:style style:name="P24" style:family="paragraph" style:parent-style-name="Text_20_body">
      <style:text-properties officeooo:rsid="00252dc4" officeooo:paragraph-rsid="0025f099"/>
    </style:style>
    <style:style style:name="P25" style:family="paragraph" style:parent-style-name="Text_20_body">
      <style:text-properties officeooo:paragraph-rsid="0025f099"/>
    </style:style>
    <style:style style:name="P26" style:family="paragraph" style:parent-style-name="Text_20_body">
      <style:text-properties officeooo:rsid="0027878a" officeooo:paragraph-rsid="0027878a"/>
    </style:style>
    <style:style style:name="P27" style:family="paragraph" style:parent-style-name="Text_20_body">
      <style:text-properties officeooo:paragraph-rsid="0027878a"/>
    </style:style>
    <style:style style:name="P28" style:family="paragraph" style:parent-style-name="Text_20_body">
      <style:paragraph-properties fo:text-align="center" style:justify-single-word="false"/>
      <style:text-properties officeooo:rsid="00118d23" officeooo:paragraph-rsid="002b84ac"/>
    </style:style>
    <style:style style:name="P29" style:family="paragraph" style:parent-style-name="Text_20_body">
      <style:paragraph-properties fo:text-align="center" style:justify-single-word="false"/>
      <style:text-properties officeooo:rsid="00118d23" officeooo:paragraph-rsid="002bf3a1"/>
    </style:style>
    <style:style style:name="P30" style:family="paragraph" style:parent-style-name="Text_20_body">
      <style:paragraph-properties fo:text-align="center" style:justify-single-word="false"/>
      <style:text-properties officeooo:rsid="00118d23" officeooo:paragraph-rsid="002c0771"/>
    </style:style>
    <style:style style:name="P31" style:family="paragraph" style:parent-style-name="Text_20_body">
      <style:text-properties officeooo:paragraph-rsid="002bf3a1"/>
    </style:style>
    <style:style style:name="P32" style:family="paragraph" style:parent-style-name="Text_20_body">
      <style:text-properties officeooo:paragraph-rsid="002c0771"/>
    </style:style>
    <style:style style:name="P33" style:family="paragraph" style:parent-style-name="Text_20_body">
      <style:text-properties officeooo:rsid="003a6bd2" officeooo:paragraph-rsid="003a6bd2"/>
    </style:style>
    <style:style style:name="P34" style:family="paragraph" style:parent-style-name="Text_20_body">
      <style:text-properties officeooo:rsid="004899de" officeooo:paragraph-rsid="004899de"/>
    </style:style>
    <style:style style:name="P35" style:family="paragraph" style:parent-style-name="Text_20_body">
      <style:paragraph-properties fo:break-before="page"/>
    </style:style>
    <style:style style:name="P36" style:family="paragraph" style:parent-style-name="Text_20_body">
      <style:paragraph-properties fo:break-before="page"/>
      <style:text-properties officeooo:paragraph-rsid="0025f099"/>
    </style:style>
    <style:style style:name="P37" style:family="paragraph" style:parent-style-name="Text_20_body">
      <style:paragraph-properties fo:break-before="page"/>
      <style:text-properties officeooo:paragraph-rsid="002bf3a1"/>
    </style:style>
    <style:style style:name="P38" style:family="paragraph" style:parent-style-name="Text_20_body">
      <style:paragraph-properties fo:break-before="page"/>
      <style:text-properties officeooo:paragraph-rsid="002c0771"/>
    </style:style>
    <style:style style:name="P39" style:family="paragraph" style:parent-style-name="Title">
      <style:text-properties officeooo:paragraph-rsid="002b84ac"/>
    </style:style>
    <style:style style:name="P40" style:family="paragraph" style:parent-style-name="Title">
      <style:text-properties officeooo:paragraph-rsid="002bf3a1"/>
    </style:style>
    <style:style style:name="P41" style:family="paragraph" style:parent-style-name="Title">
      <style:text-properties officeooo:paragraph-rsid="002c0771"/>
    </style:style>
    <style:style style:name="P42" style:family="paragraph" style:parent-style-name="Subtitle">
      <style:text-properties fo:font-weight="bold" style:font-weight-asian="bold" style:font-weight-complex="bold"/>
    </style:style>
    <style:style style:name="P43" style:family="paragraph" style:parent-style-name="Subtitle">
      <style:paragraph-properties fo:text-align="center" style:justify-single-word="false"/>
      <style:text-properties officeooo:rsid="00118d23" officeooo:paragraph-rsid="002b84ac"/>
    </style:style>
    <style:style style:name="P44" style:family="paragraph" style:parent-style-name="Subtitle">
      <style:paragraph-properties fo:text-align="center" style:justify-single-word="false"/>
      <style:text-properties officeooo:rsid="00118d23" officeooo:paragraph-rsid="002bf3a1"/>
    </style:style>
    <style:style style:name="P45" style:family="paragraph" style:parent-style-name="Subtitle">
      <style:paragraph-properties fo:text-align="center" style:justify-single-word="false"/>
      <style:text-properties officeooo:rsid="00118d23" officeooo:paragraph-rsid="002c0771"/>
    </style:style>
    <style:style style:name="P46" style:family="paragraph" style:parent-style-name="Subtitle">
      <style:text-properties officeooo:paragraph-rsid="002b84ac"/>
    </style:style>
    <style:style style:name="P47" style:family="paragraph" style:parent-style-name="Subtitle">
      <style:text-properties officeooo:paragraph-rsid="002bf3a1"/>
    </style:style>
    <style:style style:name="P48" style:family="paragraph" style:parent-style-name="Subtitle">
      <style:text-properties officeooo:paragraph-rsid="002c0771"/>
    </style:style>
    <style:style style:name="P49" style:family="paragraph" style:parent-style-name="Table">
      <style:paragraph-properties fo:text-align="center" style:justify-single-word="false"/>
    </style:style>
    <style:style style:name="P50" style:family="paragraph" style:parent-style-name="Table">
      <style:paragraph-properties fo:text-align="center" style:justify-single-word="false"/>
      <style:text-properties officeooo:paragraph-rsid="0021ff1b"/>
    </style:style>
    <style:style style:name="P51" style:family="paragraph" style:parent-style-name="Table">
      <style:paragraph-properties fo:text-align="center" style:justify-single-word="false"/>
      <style:text-properties officeooo:paragraph-rsid="0025f099"/>
    </style:style>
    <style:style style:name="P52" style:family="paragraph" style:parent-style-name="Table">
      <style:paragraph-properties fo:text-align="center" style:justify-single-word="false"/>
      <style:text-properties officeooo:paragraph-rsid="002bf3a1"/>
    </style:style>
    <style:style style:name="P53" style:family="paragraph" style:parent-style-name="Table">
      <style:paragraph-properties fo:text-align="center" style:justify-single-word="false"/>
      <style:text-properties officeooo:paragraph-rsid="002c0771"/>
    </style:style>
    <style:style style:name="P54" style:family="paragraph" style:parent-style-name="Table_20_Contents">
      <style:paragraph-properties fo:text-align="center" style:justify-single-word="false"/>
      <style:text-properties officeooo:rsid="00198089" officeooo:paragraph-rsid="00198089"/>
    </style:style>
    <style:style style:name="P55" style:family="paragraph" style:parent-style-name="Table_20_Contents">
      <style:paragraph-properties fo:text-align="center" style:justify-single-word="false"/>
      <style:text-properties officeooo:rsid="00198089" officeooo:paragraph-rsid="0021ff1b"/>
    </style:style>
    <style:style style:name="P56" style:family="paragraph" style:parent-style-name="Table_20_Contents">
      <style:paragraph-properties fo:text-align="center" style:justify-single-word="false"/>
      <style:text-properties officeooo:rsid="00198089" officeooo:paragraph-rsid="0025f099"/>
    </style:style>
    <style:style style:name="P57" style:family="paragraph" style:parent-style-name="Table_20_Contents">
      <style:paragraph-properties fo:text-align="center" style:justify-single-word="false"/>
      <style:text-properties officeooo:rsid="00198089" officeooo:paragraph-rsid="002bf3a1"/>
    </style:style>
    <style:style style:name="P58" style:family="paragraph" style:parent-style-name="Table_20_Contents">
      <style:paragraph-properties fo:text-align="center" style:justify-single-word="false"/>
      <style:text-properties officeooo:rsid="00198089" officeooo:paragraph-rsid="002c0771"/>
    </style:style>
    <style:style style:name="P59" style:family="paragraph" style:parent-style-name="Table_20_Contents">
      <style:paragraph-properties fo:text-align="center" style:justify-single-word="false"/>
      <style:text-properties fo:color="#eeeeee" officeooo:rsid="00198089" officeooo:paragraph-rsid="00198089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color="#eeeeee" officeooo:rsid="00198089" officeooo:paragraph-rsid="0021ff1b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color="#eeeeee" officeooo:rsid="00198089" officeooo:paragraph-rsid="0025f099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color="#eeeeee" officeooo:rsid="00198089" officeooo:paragraph-rsid="002bf3a1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color="#eeeeee" officeooo:rsid="00198089" officeooo:paragraph-rsid="002c0771" fo:background-color="transparent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officeooo:paragraph-rsid="0021ff1b"/>
    </style:style>
    <style:style style:name="P66" style:family="paragraph" style:parent-style-name="Table_20_Contents">
      <style:paragraph-properties fo:text-align="center" style:justify-single-word="false"/>
      <style:text-properties officeooo:paragraph-rsid="0025f099"/>
    </style:style>
    <style:style style:name="P67" style:family="paragraph" style:parent-style-name="Table_20_Contents">
      <style:paragraph-properties fo:text-align="center" style:justify-single-word="false"/>
      <style:text-properties officeooo:paragraph-rsid="002bf3a1"/>
    </style:style>
    <style:style style:name="P68" style:family="paragraph" style:parent-style-name="Table_20_Contents">
      <style:paragraph-properties fo:text-align="center" style:justify-single-word="false"/>
      <style:text-properties officeooo:paragraph-rsid="002c0771"/>
    </style:style>
    <style:style style:name="P69" style:family="paragraph" style:parent-style-name="Table_20_Contents">
      <style:text-properties officeooo:paragraph-rsid="0021ff1b"/>
    </style:style>
    <style:style style:name="P70" style:family="paragraph" style:parent-style-name="Table_20_Contents">
      <style:text-properties officeooo:paragraph-rsid="0025f099"/>
    </style:style>
    <style:style style:name="P71" style:family="paragraph" style:parent-style-name="Table_20_Contents">
      <style:text-properties officeooo:paragraph-rsid="002bf3a1"/>
    </style:style>
    <style:style style:name="P72" style:family="paragraph" style:parent-style-name="Table_20_Contents">
      <style:text-properties officeooo:paragraph-rsid="002c0771"/>
    </style:style>
    <style:style style:name="P73" style:family="paragraph" style:parent-style-name="Illustration_20_Index_20_Heading">
      <style:text-properties officeooo:paragraph-rsid="0021ff1b"/>
    </style:style>
    <style:style style:name="P74" style:family="paragraph" style:parent-style-name="Illustration_20_Index_20_Heading">
      <style:text-properties officeooo:paragraph-rsid="0025f099"/>
    </style:style>
    <style:style style:name="P75" style:family="paragraph" style:parent-style-name="Illustration_20_Index_20_Heading">
      <style:text-properties officeooo:paragraph-rsid="002bf3a1"/>
    </style:style>
    <style:style style:name="P76" style:family="paragraph" style:parent-style-name="Illustration_20_Index_20_Heading">
      <style:text-properties officeooo:paragraph-rsid="002c0771"/>
    </style:style>
    <style:style style:name="P77" style:family="paragraph" style:parent-style-name="Table_20_index_20_heading">
      <style:text-properties officeooo:paragraph-rsid="0025f099"/>
    </style:style>
    <style:style style:name="P78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5f099"/>
    </style:style>
    <style:style style:name="P79" style:family="paragraph" style:parent-style-name="Title" style:master-page-name="First_20_Page">
      <style:paragraph-properties style:page-number="auto"/>
    </style:style>
    <style:style style:name="P80" style:family="paragraph" style:parent-style-name="Title" style:master-page-name="First_20_Page">
      <style:paragraph-properties style:page-number="auto"/>
      <style:text-properties officeooo:paragraph-rsid="002b84ac"/>
    </style:style>
    <style:style style:name="P81" style:family="paragraph" style:parent-style-name="Title" style:master-page-name="First_20_Page">
      <style:paragraph-properties style:page-number="auto"/>
      <style:text-properties officeooo:paragraph-rsid="002bf3a1"/>
    </style:style>
    <style:style style:name="P82" style:family="paragraph" style:parent-style-name="Title" style:master-page-name="First_20_Page">
      <style:paragraph-properties style:page-number="auto"/>
      <style:text-properties officeooo:paragraph-rsid="002c0771"/>
    </style:style>
    <style:style style:name="P83" style:family="paragraph" style:parent-style-name="Heading_20_1">
      <style:paragraph-properties fo:text-align="center" style:justify-single-word="false"/>
    </style:style>
    <style:style style:name="P84" style:family="paragraph" style:parent-style-name="Heading_20_1">
      <style:paragraph-properties fo:text-align="center" style:justify-single-word="false"/>
      <style:text-properties officeooo:paragraph-rsid="001dfe8a"/>
    </style:style>
    <style:style style:name="P85" style:family="paragraph" style:parent-style-name="Heading_20_1">
      <style:paragraph-properties fo:text-align="center" style:justify-single-word="false"/>
      <style:text-properties officeooo:paragraph-rsid="0025f099"/>
    </style:style>
    <style:style style:name="P86" style:family="paragraph" style:parent-style-name="Heading_20_1">
      <style:paragraph-properties fo:text-align="center" style:justify-single-word="false"/>
      <style:text-properties officeooo:paragraph-rsid="002bf3a1"/>
    </style:style>
    <style:style style:name="P87" style:family="paragraph" style:parent-style-name="Heading_20_1">
      <style:paragraph-properties fo:text-align="center" style:justify-single-word="false"/>
      <style:text-properties officeooo:paragraph-rsid="002c0771"/>
    </style:style>
    <style:style style:name="P88" style:family="paragraph" style:parent-style-name="Heading_20_1" style:master-page-name="indices">
      <style:paragraph-properties style:page-number="auto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2">
      <style:text-properties officeooo:paragraph-rsid="0021ff1b"/>
    </style:style>
    <style:style style:name="P91" style:family="paragraph" style:parent-style-name="Heading_20_2">
      <style:text-properties officeooo:paragraph-rsid="0025f099"/>
    </style:style>
    <style:style style:name="P92" style:family="paragraph" style:parent-style-name="Heading_20_2">
      <style:text-properties officeooo:paragraph-rsid="002bf3a1"/>
    </style:style>
    <style:style style:name="P93" style:family="paragraph" style:parent-style-name="Heading_20_2">
      <style:text-properties officeooo:paragraph-rsid="002c0771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break-before="page"/>
      <style:text-properties officeooo:paragraph-rsid="0021ff1b"/>
    </style:style>
    <style:style style:name="P96" style:family="paragraph" style:parent-style-name="Heading_20_2">
      <style:paragraph-properties fo:break-before="page"/>
      <style:text-properties officeooo:paragraph-rsid="0025f099"/>
    </style:style>
    <style:style style:name="P97" style:family="paragraph" style:parent-style-name="Heading_20_2">
      <style:paragraph-properties fo:break-before="page"/>
      <style:text-properties officeooo:paragraph-rsid="002bf3a1"/>
    </style:style>
    <style:style style:name="P98" style:family="paragraph" style:parent-style-name="Heading_20_2">
      <style:paragraph-properties fo:break-before="page"/>
      <style:text-properties officeooo:paragraph-rsid="002c0771"/>
    </style:style>
    <style:style style:name="P99" style:family="paragraph" style:parent-style-name="Heading_20_2" style:master-page-name="indices">
      <style:paragraph-properties style:page-number="auto" fo:break-before="page"/>
      <style:text-properties officeooo:paragraph-rsid="0021ff1b"/>
    </style:style>
    <style:style style:name="P100" style:family="paragraph" style:parent-style-name="Heading_20_2" style:master-page-name="indices">
      <style:paragraph-properties style:page-number="auto" fo:break-before="page"/>
      <style:text-properties officeooo:paragraph-rsid="0025f099"/>
    </style:style>
    <style:style style:name="P101" style:family="paragraph" style:parent-style-name="Heading_20_2" style:master-page-name="indices">
      <style:paragraph-properties style:page-number="auto" fo:break-before="page"/>
      <style:text-properties officeooo:paragraph-rsid="002bf3a1"/>
    </style:style>
    <style:style style:name="P102" style:family="paragraph" style:parent-style-name="Heading_20_2" style:master-page-name="indices">
      <style:paragraph-properties style:page-number="auto" fo:break-before="page"/>
      <style:text-properties officeooo:paragraph-rsid="002c0771"/>
    </style:style>
    <style:style style:name="P103" style:family="paragraph" style:parent-style-name="Heading_20_3">
      <style:text-properties officeooo:rsid="0027878a" officeooo:paragraph-rsid="0027878a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Heading_20_3">
      <style:paragraph-properties fo:break-before="page"/>
      <style:text-properties officeooo:rsid="0027878a" officeooo:paragraph-rsid="0027878a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9" style:family="paragraph" style:parent-style-name="Text_20_body" style:master-page-name="indices">
      <style:paragraph-properties fo:text-align="start" style:justify-single-word="false" style:page-number="auto"/>
      <style:text-properties officeooo:rsid="00194569" officeooo:paragraph-rsid="00194569"/>
    </style:style>
    <style:style style:name="P110" style:family="paragraph" style:parent-style-name="Text_20_body" style:master-page-name="contenido">
      <style:paragraph-properties style:page-number="auto"/>
      <style:text-properties officeooo:paragraph-rsid="0021ff1b"/>
    </style:style>
    <style:style style:name="P111" style:family="paragraph" style:parent-style-name="Text_20_body" style:master-page-name="contenido">
      <style:paragraph-properties style:page-number="auto"/>
      <style:text-properties officeooo:paragraph-rsid="0025f099"/>
    </style:style>
    <style:style style:name="P112" style:family="paragraph" style:parent-style-name="Text_20_body" style:master-page-name="contenido">
      <style:paragraph-properties style:page-number="auto"/>
      <style:text-properties officeooo:paragraph-rsid="002bf3a1"/>
    </style:style>
    <style:style style:name="P113" style:family="paragraph" style:parent-style-name="Text_20_body" style:master-page-name="contenido">
      <style:paragraph-properties style:page-number="auto"/>
      <style:text-properties officeooo:paragraph-rsid="002c0771"/>
    </style:style>
    <style:style style:name="P114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5285"/>
    </style:style>
    <style:style style:name="T3" style:family="text">
      <style:text-properties officeooo:rsid="001dfe8a"/>
    </style:style>
    <style:style style:name="T4" style:family="text">
      <style:text-properties officeooo:rsid="0025faa9"/>
    </style:style>
    <style:style style:name="T5" style:family="text">
      <style:text-properties officeooo:rsid="002bf3a1"/>
    </style:style>
    <style:style style:name="T6" style:family="text">
      <style:text-properties officeooo:rsid="002c0771"/>
    </style:style>
    <style:style style:name="T7" style:family="text">
      <style:text-properties officeooo:rsid="00326dd7"/>
    </style:style>
    <style:style style:name="T8" style:family="text">
      <style:text-properties officeooo:rsid="00470c8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UNIVERSIDAD DE BURGOS</text:p>
      <text:p text:style-name="P3"/>
      <text:p text:style-name="Subtitle">ESCUELA POLITÉCNICA SUPERIOR</text:p>
      <text:p text:style-name="P3"/>
      <text:p text:style-name="Title">GRADO EN INGENIERÍA INFORMÁTICA</text:p>
      <text:p text:style-name="P7"/>
      <text:p text:style-name="P7"><draw:frame draw:style-name="fr1" draw:name="Imagen1" text:anchor-type="paragraph" svg:width="6.412cm" svg:height="10.313cm" draw:z-index="0"><draw:image xlink:href="Pictures/20000009000023A90000395D1DAA66AD.svm" xlink:type="simple" xlink:show="embed" xlink:actuate="onLoad"/></draw:frame></text:p>
      <text:p text:style-name="P7"/>
      <text:p text:style-name="Subtitle">TRABAJO FIN DE GRADO </text:p>
      <text:p text:style-name="P7"/>
      <text:p text:style-name="P42">APLICACIÓN WEB DE COMERCIO JUSTO</text:p>
      <text:p text:style-name="P7"/>
      <text:p text:style-name="P13">AUTOR</text:p>
      <text:p text:style-name="P7">Javier López Martínez</text:p>
      <text:p text:style-name="P7"/>
      <text:p text:style-name="P13">TUTOR</text:p>
      <text:p text:style-name="P7">Álvaro Herrero Cosío</text:p>
      <text:p text:style-name="P7"/>
      <text:p text:style-name="P13">Burgos, Marzo 2014</text:p>
      <text:h text:style-name="P88" text:outline-level="1"><text:bookmark-start text:name="__RefHeading__246_1957493768"/>Agradecimientos<text:bookmark-end text:name="__RefHeading__246_1957493768"/></text:h>
      <text:p text:style-name="P12"/>
      <text:p text:style-name="P12">XXXX</text:p>
      <text:h text:style-name="P89" text:outline-level="1"><text:bookmark-start text:name="__RefHeading__248_1957493768"/>Índice principal<text:bookmark-end text:name="__RefHeading__248_1957493768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246_1957493768" text:style-name="Index_20_Link" text:visited-style-name="Index_20_Link">Agradecimientos<text:tab/>2</text:a></text:p>
          <text:p text:style-name="P106"><text:a xlink:type="simple" xlink:href="#__RefHeading__248_1957493768" text:style-name="Index_20_Link" text:visited-style-name="Index_20_Link">Índice principal<text:tab/>3</text:a></text:p>
          <text:p text:style-name="P106"><text:a xlink:type="simple" xlink:href="#__RefHeading__264_1957493768" text:style-name="Index_20_Link" text:visited-style-name="Index_20_Link">PARTE 1 | DESCRIPCIÓN DEL PROYECTO<text:tab/>7</text:a></text:p>
          <text:p text:style-name="P107"><text:a xlink:type="simple" xlink:href="#__RefHeading__282_1957493768" text:style-name="Index_20_Link" text:visited-style-name="Index_20_Link">LISTA DE CAMBIOS<text:tab/>8</text:a></text:p>
          <text:p text:style-name="P107"><text:a xlink:type="simple" xlink:href="#__RefHeading__334_1957493768" text:style-name="Index_20_Link" text:visited-style-name="Index_20_Link">INDICE DE CONTENIDOS<text:tab/>9</text:a></text:p>
          <text:p text:style-name="P107"><text:a xlink:type="simple" xlink:href="#__RefHeading__336_1957493768" text:style-name="Index_20_Link" text:visited-style-name="Index_20_Link">INDICE DE ILUSTRACIONES<text:tab/>9</text:a></text:p>
          <text:p text:style-name="P107"><text:a xlink:type="simple" xlink:href="#__RefHeading__338_1957493768" text:style-name="Index_20_Link" text:visited-style-name="Index_20_Link">INDICE DE TABLAS<text:tab/>9</text:a></text:p>
          <text:p text:style-name="P107"><text:a xlink:type="simple" xlink:href="#__RefHeading__340_1957493768" text:style-name="Index_20_Link" text:visited-style-name="Index_20_Link"><text:s/>INTRODUCCIÓN<text:tab/>10</text:a></text:p>
          <text:p text:style-name="P108"><text:a xlink:type="simple" xlink:href="#__RefHeading__342_1957493768" text:style-name="Index_20_Link" text:visited-style-name="Index_20_Link">1.OBJETIVOS DEL PROYECTO<text:tab/>11</text:a></text:p>
          <text:p text:style-name="P108"><text:a xlink:type="simple" xlink:href="#__RefHeading__344_1957493768" text:style-name="Index_20_Link" text:visited-style-name="Index_20_Link">2.CONCEPTOS TEÓRICOS<text:tab/>11</text:a></text:p>
          <text:p text:style-name="P108"><text:a xlink:type="simple" xlink:href="#__RefHeading__346_1957493768" text:style-name="Index_20_Link" text:visited-style-name="Index_20_Link">3.TÉCNICAS Y HERRAMIENTAS<text:tab/>11</text:a></text:p>
          <text:p text:style-name="P108"><text:a xlink:type="simple" xlink:href="#__RefHeading__348_1957493768" text:style-name="Index_20_Link" text:visited-style-name="Index_20_Link">4.ASPECTOS RELEVANTES DEL DESARROLLO<text:tab/>11</text:a></text:p>
          <text:p text:style-name="P108"><text:a xlink:type="simple" xlink:href="#__RefHeading__350_1957493768" text:style-name="Index_20_Link" text:visited-style-name="Index_20_Link">5.TRABAJOS RELACIONADOS<text:tab/>11</text:a></text:p>
          <text:p text:style-name="P108"><text:a xlink:type="simple" xlink:href="#__RefHeading__352_1957493768" text:style-name="Index_20_Link" text:visited-style-name="Index_20_Link">6.CONCLUSIONES Y LINEAS DE TRABAJO FUTURO<text:tab/>11</text:a></text:p>
          <text:p text:style-name="P108"><text:a xlink:type="simple" xlink:href="#__RefHeading__354_1957493768" text:style-name="Index_20_Link" text:visited-style-name="Index_20_Link">7.CONCLUSIONES<text:tab/>11</text:a></text:p>
          <text:p text:style-name="P108"><text:a xlink:type="simple" xlink:href="#__RefHeading__356_1957493768" text:style-name="Index_20_Link" text:visited-style-name="Index_20_Link">8.LINEAS DE TRABAJO FUTURAS<text:tab/>11</text:a></text:p>
          <text:p text:style-name="P107"><text:a xlink:type="simple" xlink:href="#__RefHeading__358_1957493768" text:style-name="Index_20_Link" text:visited-style-name="Index_20_Link"><text:s/>REFERENCIAS<text:tab/>11</text:a></text:p>
          <text:p text:style-name="P106"><text:a xlink:type="simple" xlink:href="#__RefHeading__381_1957493768" text:style-name="Index_20_Link" text:visited-style-name="Index_20_Link">ANEXO 1 | PLANIFICACIÓN DEL PROYECTO DE SOFTWARE<text:tab/>13</text:a></text:p>
          <text:p text:style-name="P107"><text:a xlink:type="simple" xlink:href="#__RefHeading__891_1957493768" text:style-name="Index_20_Link" text:visited-style-name="Index_20_Link"><text:s/>LISTA DE CAMBIOS<text:tab/>14</text:a></text:p>
          <text:p text:style-name="P107"><text:a xlink:type="simple" xlink:href="#__RefHeading__334_19574937681" text:style-name="Index_20_Link" text:visited-style-name="Index_20_Link">INDICE DE CONTENIDOS<text:tab/>15</text:a></text:p>
          <text:p text:style-name="P107"><text:a xlink:type="simple" xlink:href="#__RefHeading__336_19574937681" text:style-name="Index_20_Link" text:visited-style-name="Index_20_Link">INDICE DE ILUSTRACIONES<text:tab/>15</text:a></text:p>
          <text:p text:style-name="P107"><text:a xlink:type="simple" xlink:href="#__RefHeading__338_19574937681" text:style-name="Index_20_Link" text:visited-style-name="Index_20_Link">INDICE DE TABLAS<text:tab/>15</text:a></text:p>
          <text:p text:style-name="P107"><text:a xlink:type="simple" xlink:href="#__RefHeading__893_1957493768" text:style-name="Index_20_Link" text:visited-style-name="Index_20_Link"><text:s/>INTRODUCCIÓN<text:tab/>16</text:a></text:p>
          <text:p text:style-name="P108"><text:a xlink:type="simple" xlink:href="#__RefHeading__895_1957493768" text:style-name="Index_20_Link" text:visited-style-name="Index_20_Link">1.PLANIFICACIÓN TEMPORAL<text:tab/>17</text:a></text:p>
          <text:p text:style-name="P108"><text:a xlink:type="simple" xlink:href="#__RefHeading__897_1957493768" text:style-name="Index_20_Link" text:visited-style-name="Index_20_Link">2.ESTUDIO DE VIAVILIDAD<text:tab/>17</text:a></text:p>
          <text:p text:style-name="P107"><text:a xlink:type="simple" xlink:href="#__RefHeading__899_1957493768" text:style-name="Index_20_Link" text:visited-style-name="Index_20_Link"><text:s/>BIBLIOGRAFÍA<text:tab/>17</text:a></text:p>
          <text:p text:style-name="P106"><text:a xlink:type="simple" xlink:href="#__RefHeading__381_19574937681" text:style-name="Index_20_Link" text:visited-style-name="Index_20_Link">ANEXO 2 | ESPECIFICACIÓN DE REQUISITOS DE SOFTWARE<text:tab/>19</text:a></text:p>
          <text:p text:style-name="P107"><text:a xlink:type="simple" xlink:href="#__RefHeading__891_19574937681" text:style-name="Index_20_Link" text:visited-style-name="Index_20_Link"><text:s/>LISTA DE CAMBIOS<text:tab/>20</text:a></text:p>
          <text:p text:style-name="P107"><text:a xlink:type="simple" xlink:href="#__RefHeading__334_195749376811" text:style-name="Index_20_Link" text:visited-style-name="Index_20_Link">INDICE DE CONTENIDOS<text:tab/>21</text:a></text:p>
          <text:p text:style-name="P107"><text:a xlink:type="simple" xlink:href="#__RefHeading__336_195749376811" text:style-name="Index_20_Link" text:visited-style-name="Index_20_Link">INDICE DE ILUSTRACIONES<text:tab/>21</text:a></text:p>
          <text:p text:style-name="P107"><text:a xlink:type="simple" xlink:href="#__RefHeading__338_195749376811" text:style-name="Index_20_Link" text:visited-style-name="Index_20_Link">INDICE DE TABLAS<text:tab/>21</text:a></text:p>
          <text:p text:style-name="P107"><text:soft-page-break/><text:a xlink:type="simple" xlink:href="#__RefHeading__893_19574937681" text:style-name="Index_20_Link" text:visited-style-name="Index_20_Link"><text:s/>INTRODUCCIÓN<text:tab/>22</text:a></text:p>
          <text:p text:style-name="P108"><text:a xlink:type="simple" xlink:href="#__RefHeading__895_19574937681" text:style-name="Index_20_Link" text:visited-style-name="Index_20_Link">1.OBJETIVOS DEL PROYECTO<text:tab/>23</text:a></text:p>
          <text:p text:style-name="P108"><text:a xlink:type="simple" xlink:href="#__RefHeading__897_19574937681" text:style-name="Index_20_Link" text:visited-style-name="Index_20_Link">2.LISTA DE USUARIOS PARTICIPANTES<text:tab/>23</text:a></text:p>
          <text:p text:style-name="P108"><text:a xlink:type="simple" xlink:href="#__RefHeading__1144_1957493768" text:style-name="Index_20_Link" text:visited-style-name="Index_20_Link">3.CATÁLOGO DE REQUISITOS DEL SISTEMA<text:tab/>23</text:a></text:p>
          <text:p text:style-name="P108"><text:a xlink:type="simple" xlink:href="#__RefHeading__1146_1957493768" text:style-name="Index_20_Link" text:visited-style-name="Index_20_Link">4.ESPECIFICACIONES DE REQUISITOS<text:tab/>23</text:a></text:p>
          <text:p text:style-name="P108"><text:a xlink:type="simple" xlink:href="#__RefHeading__1148_1957493768" text:style-name="Index_20_Link" text:visited-style-name="Index_20_Link">5.INTERFACES DE USUARIO<text:tab/>23</text:a></text:p>
          <text:p text:style-name="P107"><text:a xlink:type="simple" xlink:href="#__RefHeading__1296_319422468" text:style-name="Index_20_Link" text:visited-style-name="Index_20_Link"><text:s/>BIBLIOGRAFÍA<text:tab/>23</text:a></text:p>
          <text:p text:style-name="P106"><text:a xlink:type="simple" xlink:href="#__RefHeading__381_195749376811" text:style-name="Index_20_Link" text:visited-style-name="Index_20_Link">ANEXO 3 | ESPECIFICACIÓN DE DISEÑO<text:tab/>25</text:a></text:p>
          <text:p text:style-name="P107"><text:a xlink:type="simple" xlink:href="#__RefHeading__891_195749376811" text:style-name="Index_20_Link" text:visited-style-name="Index_20_Link"><text:s/>LISTA DE CAMBIOS<text:tab/>26</text:a></text:p>
          <text:p text:style-name="P107"><text:a xlink:type="simple" xlink:href="#__RefHeading__334_1957493768111" text:style-name="Index_20_Link" text:visited-style-name="Index_20_Link">INDICE DE CONTENIDOS<text:tab/>27</text:a></text:p>
          <text:p text:style-name="P107"><text:a xlink:type="simple" xlink:href="#__RefHeading__336_1957493768111" text:style-name="Index_20_Link" text:visited-style-name="Index_20_Link">INDICE DE ILUSTRACIONES<text:tab/>27</text:a></text:p>
          <text:p text:style-name="P107"><text:a xlink:type="simple" xlink:href="#__RefHeading__338_1957493768111" text:style-name="Index_20_Link" text:visited-style-name="Index_20_Link">INDICE DE TABLAS<text:tab/>27</text:a></text:p>
          <text:p text:style-name="P107"><text:a xlink:type="simple" xlink:href="#__RefHeading__1833_1957493768" text:style-name="Index_20_Link" text:visited-style-name="Index_20_Link"><text:s/>INTRODUCCIÓN<text:tab/>28</text:a></text:p>
          <text:p text:style-name="P108"><text:a xlink:type="simple" xlink:href="#__RefHeading__1835_1957493768" text:style-name="Index_20_Link" text:visited-style-name="Index_20_Link">1.DISEÑO DE DATOS<text:tab/>29</text:a></text:p>
          <text:p text:style-name="P108"><text:a xlink:type="simple" xlink:href="#__RefHeading__1837_1957493768" text:style-name="Index_20_Link" text:visited-style-name="Index_20_Link">2.DISEÑO ARQUITECTÓNICO<text:tab/>29</text:a></text:p>
          <text:p text:style-name="P108"><text:a xlink:type="simple" xlink:href="#__RefHeading__1839_1957493768" text:style-name="Index_20_Link" text:visited-style-name="Index_20_Link">3.DISEÑO PROCEDIMENTAL<text:tab/>29</text:a></text:p>
          <text:p text:style-name="P108"><text:a xlink:type="simple" xlink:href="#__RefHeading__1841_1957493768" text:style-name="Index_20_Link" text:visited-style-name="Index_20_Link">4.PATRONES DE DISEÑO UTILIZADOS<text:tab/>29</text:a></text:p>
          <text:p text:style-name="P108"><text:a xlink:type="simple" xlink:href="#__RefHeading__1843_1957493768" text:style-name="Index_20_Link" text:visited-style-name="Index_20_Link">5.PRUEBAS<text:tab/>29</text:a></text:p>
          <text:p text:style-name="P107"><text:a xlink:type="simple" xlink:href="#__RefHeading__1845_1957493768" text:style-name="Index_20_Link" text:visited-style-name="Index_20_Link"><text:s/>BIBLIOGRAFÍA<text:tab/>29</text:a></text:p>
          <text:p text:style-name="P106"><text:a xlink:type="simple" xlink:href="#__RefHeading__381_195749376812" text:style-name="Index_20_Link" text:visited-style-name="Index_20_Link">ANEXO 4 | DOCUMENTACIÓN TÉCNICA DE PROGRAMACIÓN<text:tab/>31</text:a></text:p>
          <text:p text:style-name="P107"><text:a xlink:type="simple" xlink:href="#__RefHeading__891_195749376812" text:style-name="Index_20_Link" text:visited-style-name="Index_20_Link"><text:s/>LISTA DE CAMBIOS<text:tab/>32</text:a></text:p>
          <text:p text:style-name="P107"><text:a xlink:type="simple" xlink:href="#__RefHeading__334_1957493768112" text:style-name="Index_20_Link" text:visited-style-name="Index_20_Link">INDICE DE CONTENIDOS<text:tab/>33</text:a></text:p>
          <text:p text:style-name="P107"><text:a xlink:type="simple" xlink:href="#__RefHeading__336_1957493768112" text:style-name="Index_20_Link" text:visited-style-name="Index_20_Link">INDICE DE ILUSTRACIONES<text:tab/>33</text:a></text:p>
          <text:p text:style-name="P107"><text:a xlink:type="simple" xlink:href="#__RefHeading__338_1957493768112" text:style-name="Index_20_Link" text:visited-style-name="Index_20_Link">INDICE DE TABLAS<text:tab/>33</text:a></text:p>
          <text:p text:style-name="P107"><text:a xlink:type="simple" xlink:href="#__RefHeading__1763_1957493768" text:style-name="Index_20_Link" text:visited-style-name="Index_20_Link"><text:s/>INTRODUCCIÓN<text:tab/>34</text:a></text:p>
          <text:p text:style-name="P108"><text:a xlink:type="simple" xlink:href="#__RefHeading__1765_1957493768" text:style-name="Index_20_Link" text:visited-style-name="Index_20_Link">1.ESTRUCTURA DE DIRECTORIOS<text:tab/>35</text:a></text:p>
          <text:p text:style-name="P108"><text:a xlink:type="simple" xlink:href="#__RefHeading__1767_1957493768" text:style-name="Index_20_Link" text:visited-style-name="Index_20_Link">2.CÓDIGO FUENTE<text:tab/>35</text:a></text:p>
          <text:p text:style-name="P108"><text:a xlink:type="simple" xlink:href="#__RefHeading__1769_1957493768" text:style-name="Index_20_Link" text:visited-style-name="Index_20_Link">3.MANUAL DEL PROGRAMADOR<text:tab/>35</text:a></text:p>
          <text:p text:style-name="P107"><text:a xlink:type="simple" xlink:href="#__RefHeading__1771_1957493768" text:style-name="Index_20_Link" text:visited-style-name="Index_20_Link"><text:s/>BIBLIOGRAFÍA<text:tab/>35</text:a></text:p>
          <text:p text:style-name="P106"><text:a xlink:type="simple" xlink:href="#__RefHeading__381_195749376813" text:style-name="Index_20_Link" text:visited-style-name="Index_20_Link">ANEXO 5 | MANUAL DE USUARIO<text:tab/>37</text:a></text:p>
          <text:p text:style-name="P107"><text:a xlink:type="simple" xlink:href="#__RefHeading__891_195749376813" text:style-name="Index_20_Link" text:visited-style-name="Index_20_Link"><text:s/>LISTA DE CAMBIOS<text:tab/>38</text:a></text:p>
          <text:p text:style-name="P107"><text:a xlink:type="simple" xlink:href="#__RefHeading__334_1957493768113" text:style-name="Index_20_Link" text:visited-style-name="Index_20_Link">INDICE DE CONTENIDOS<text:tab/>39</text:a></text:p>
          <text:p text:style-name="P107"><text:a xlink:type="simple" xlink:href="#__RefHeading__336_1957493768113" text:style-name="Index_20_Link" text:visited-style-name="Index_20_Link">INDICE DE ILUSTRACIONES<text:tab/>39</text:a></text:p>
          <text:p text:style-name="P107"><text:a xlink:type="simple" xlink:href="#__RefHeading__338_1957493768113" text:style-name="Index_20_Link" text:visited-style-name="Index_20_Link">INDICE DE TABLAS<text:tab/>39</text:a></text:p>
          <text:p text:style-name="P107"><text:soft-page-break/><text:a xlink:type="simple" xlink:href="#__RefHeading__1403_1957493768" text:style-name="Index_20_Link" text:visited-style-name="Index_20_Link"><text:s/>INTRODUCCIÓN<text:tab/>40</text:a></text:p>
          <text:p text:style-name="P108"><text:a xlink:type="simple" xlink:href="#__RefHeading__1405_1957493768" text:style-name="Index_20_Link" text:visited-style-name="Index_20_Link">1.REQUISITOS DE LA APLICACIÓN<text:tab/>41</text:a></text:p>
          <text:p text:style-name="P108"><text:a xlink:type="simple" xlink:href="#__RefHeading__1407_1957493768" text:style-name="Index_20_Link" text:visited-style-name="Index_20_Link">2.ESTRUCTURA DE LA APLICACIÓN<text:tab/>41</text:a></text:p>
          <text:p text:style-name="P107"><text:a xlink:type="simple" xlink:href="#__RefHeading__1409_1957493768" text:style-name="Index_20_Link" text:visited-style-name="Index_20_Link"><text:s/>BIBLIOGRAFÍA<text:tab/>41</text:a></text:p>
        </text:index-body>
      </text:table-of-content>
      <text:p text:style-name="P32"/>
      <text:p text:style-name="P35"/>
      <text:p text:style-name="P80">UNIVERSIDAD DE BURGOS</text:p>
      <text:p text:style-name="P4"/>
      <text:p text:style-name="P46">ESCUELA POLITÉCNICA SUPERIOR</text:p>
      <text:p text:style-name="P4"/>
      <text:p text:style-name="P39">GRADO EN INGENIERÍA INFORMÁTICA</text:p>
      <text:p text:style-name="P9"/>
      <text:p text:style-name="P9"><draw:frame draw:style-name="fr1" draw:name="Imagen2" text:anchor-type="paragraph" svg:width="6.412cm" svg:height="10.313cm" draw:z-index="1"><draw:image xlink:href="Pictures/20000009000023A90000395D1DAA66AD.svm" xlink:type="simple" xlink:show="embed" xlink:actuate="onLoad"/></draw:frame></text:p>
      <text:p text:style-name="P9"/>
      <text:p text:style-name="P43">TRABAJO FIN DE GRADO </text:p>
      <text:p text:style-name="P28"/>
      <text:p text:style-name="P8"/>
      <text:h text:style-name="P83" text:outline-level="1"><text:bookmark-start text:name="__RefHeading__264_1957493768"/>PARTE 1 | DESCRIPCIÓN DEL PROYECTO<text:bookmark-end text:name="__RefHeading__264_1957493768"/></text:h>
      <text:p text:style-name="P14"/>
      <text:p text:style-name="P14"/>
      <text:p text:style-name="P109"/>
      <text:h text:style-name="Heading_20_2" text:outline-level="2"><text:bookmark-start text:name="__RefHeading__282_1957493768"/>LISTA DE CAMBIOS<text:bookmark-end text:name="__RefHeading__282_1957493768"/></text:h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59">Versión</text:p>
          </table:table-cell>
          <table:table-cell table:style-name="Tabla1.A1" office:value-type="string">
            <text:p text:style-name="P59">Fecha</text:p>
          </table:table-cell>
          <table:table-cell table:style-name="Tabla1.C1" office:value-type="string">
            <text:p text:style-name="P59">Descripción</text:p>
          </table:table-cell>
        </table:table-row>
        <table:table-row>
          <table:table-cell table:style-name="Tabla1.A2" office:value-type="string">
            <text:p text:style-name="P54">1.0</text:p>
          </table:table-cell>
          <table:table-cell table:style-name="Tabla1.B2" office:value-type="string">
            <text:p text:style-name="P64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49">Tabla <text:sequence text:ref-name="refTable0" text:name="Table" text:formula="ooow:Table+1" style:num-format="1">1</text:sequence>: Lista de cambios</text:p>
      <text:p text:style-name="Text_20_body"/>
      <text:h text:style-name="P94" text:outline-level="2"><text:bookmark-start text:name="__RefHeading__334_1957493768"/>INDICE DE CONTENIDOS<text:bookmark-end text:name="__RefHeading__334_1957493768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264_1957493768" text:style-name="Index_20_Link" text:visited-style-name="Index_20_Link">PARTE 1 | DESCRIPCIÓN DEL PROYECTO<text:tab/>7</text:a></text:p>
          <text:p text:style-name="P107"><text:a xlink:type="simple" xlink:href="#__RefHeading__282_1957493768" text:style-name="Index_20_Link" text:visited-style-name="Index_20_Link">LISTA DE CAMBIOS<text:tab/>8</text:a></text:p>
          <text:p text:style-name="P107"><text:a xlink:type="simple" xlink:href="#__RefHeading__334_1957493768" text:style-name="Index_20_Link" text:visited-style-name="Index_20_Link">INDICE DE CONTENIDOS<text:tab/>9</text:a></text:p>
          <text:p text:style-name="P107"><text:a xlink:type="simple" xlink:href="#__RefHeading__336_1957493768" text:style-name="Index_20_Link" text:visited-style-name="Index_20_Link">INDICE DE ILUSTRACIONES<text:tab/>9</text:a></text:p>
          <text:p text:style-name="P107"><text:a xlink:type="simple" xlink:href="#__RefHeading__338_1957493768" text:style-name="Index_20_Link" text:visited-style-name="Index_20_Link">INDICE DE TABLAS<text:tab/>9</text:a></text:p>
          <text:p text:style-name="P107"><text:a xlink:type="simple" xlink:href="#__RefHeading__340_1957493768" text:style-name="Index_20_Link" text:visited-style-name="Index_20_Link"><text:s/>INTRODUCCIÓN<text:tab/>10</text:a></text:p>
          <text:p text:style-name="P108"><text:a xlink:type="simple" xlink:href="#__RefHeading__342_1957493768" text:style-name="Index_20_Link" text:visited-style-name="Index_20_Link">1.OBJETIVOS DEL PROYECTO<text:tab/>11</text:a></text:p>
          <text:p text:style-name="P108"><text:a xlink:type="simple" xlink:href="#__RefHeading__344_1957493768" text:style-name="Index_20_Link" text:visited-style-name="Index_20_Link">2.CONCEPTOS TEÓRICOS<text:tab/>11</text:a></text:p>
          <text:p text:style-name="P108"><text:a xlink:type="simple" xlink:href="#__RefHeading__346_1957493768" text:style-name="Index_20_Link" text:visited-style-name="Index_20_Link">3.TÉCNICAS Y HERRAMIENTAS<text:tab/>11</text:a></text:p>
          <text:p text:style-name="P108"><text:a xlink:type="simple" xlink:href="#__RefHeading__348_1957493768" text:style-name="Index_20_Link" text:visited-style-name="Index_20_Link">4.ASPECTOS RELEVANTES DEL DESARROLLO<text:tab/>11</text:a></text:p>
          <text:p text:style-name="P108"><text:a xlink:type="simple" xlink:href="#__RefHeading__350_1957493768" text:style-name="Index_20_Link" text:visited-style-name="Index_20_Link">5.TRABAJOS RELACIONADOS<text:tab/>11</text:a></text:p>
          <text:p text:style-name="P108"><text:a xlink:type="simple" xlink:href="#__RefHeading__352_1957493768" text:style-name="Index_20_Link" text:visited-style-name="Index_20_Link">6.CONCLUSIONES Y LINEAS DE TRABAJO FUTURO<text:tab/>11</text:a></text:p>
          <text:p text:style-name="P108"><text:a xlink:type="simple" xlink:href="#__RefHeading__354_1957493768" text:style-name="Index_20_Link" text:visited-style-name="Index_20_Link">7.CONCLUSIONES<text:tab/>11</text:a></text:p>
          <text:p text:style-name="P108"><text:a xlink:type="simple" xlink:href="#__RefHeading__356_1957493768" text:style-name="Index_20_Link" text:visited-style-name="Index_20_Link">8.LINEAS DE TRABAJO FUTURAS<text:tab/>11</text:a></text:p>
          <text:p text:style-name="P107"><text:a xlink:type="simple" xlink:href="#__RefHeading__358_1957493768" text:style-name="Index_20_Link" text:visited-style-name="Index_20_Link"><text:s/>REFERENCIAS<text:tab/>11</text:a></text:p>
        </text:index-body>
      </text:table-of-content>
      <text:p text:style-name="P15"/>
      <text:h text:style-name="Heading_20_2" text:outline-level="2"><text:bookmark-start text:name="__RefHeading__336_1957493768"/>INDICE DE ILUSTRACIONES<text:bookmark-end text:name="__RefHeading__336_1957493768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15"/>
      <text:h text:style-name="Heading_20_2" text:outline-level="2"><text:bookmark-start text:name="__RefHeading__338_1957493768"/>INDICE DE TABLAS<text:bookmark-end text:name="__RefHeading__338_1957493768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14">Tabla 1: Lista de cambios<text:tab/>8</text:p>
        </text:index-body>
      </text:table-index>
      <text:p text:style-name="Text_20_body"/>
      <text:h text:style-name="P94" text:outline-level="2"><text:bookmark-start text:name="__RefHeading__340_1957493768"/><text:s/>INTRODUCCIÓN<text:bookmark-end text:name="__RefHeading__340_1957493768"/></text:h>
      <text:p text:style-name="P15"/>
      <text:h text:style-name="P104" text:outline-level="3"><text:bookmark-start text:name="__RefHeading__342_1957493768"/>OBJETIVOS DEL PROYECT<text:span text:style-name="T2">O</text:span><text:bookmark-end text:name="__RefHeading__342_1957493768"/></text:h>
      <text:p text:style-name="Text_20_body"/>
      <text:h text:style-name="Heading_20_3" text:outline-level="3"><text:bookmark-start text:name="__RefHeading__344_1957493768"/>CONCEPTOS TEÓRICOS<text:bookmark-end text:name="__RefHeading__344_1957493768"/></text:h>
      <text:p text:style-name="P20"/>
      <text:h text:style-name="Heading_20_3" text:outline-level="3"><text:bookmark-start text:name="__RefHeading__346_1957493768"/>TÉCNICAS Y HERRAMIENTAS<text:bookmark-end text:name="__RefHeading__346_1957493768"/></text:h>
      <text:p text:style-name="P20"/>
      <text:h text:style-name="Heading_20_3" text:outline-level="3"><text:bookmark-start text:name="__RefHeading__348_1957493768"/>ASPECTOS RELEVANTES DEL DESARROLLO<text:bookmark-end text:name="__RefHeading__348_1957493768"/></text:h>
      <text:p text:style-name="P20"/>
      <text:h text:style-name="Heading_20_3" text:outline-level="3"><text:bookmark-start text:name="__RefHeading__350_1957493768"/>TRABAJOS RELACIONADOS<text:bookmark-end text:name="__RefHeading__350_1957493768"/></text:h>
      <text:p text:style-name="P20"/>
      <text:h text:style-name="Heading_20_3" text:outline-level="3"><text:bookmark-start text:name="__RefHeading__352_1957493768"/>CONCLUSIONES Y LINEAS DE TRABAJO FUTURO<text:bookmark-end text:name="__RefHeading__352_1957493768"/></text:h>
      <text:p text:style-name="P20"/>
      <text:h text:style-name="Heading_20_3" text:outline-level="3"><text:bookmark-start text:name="__RefHeading__354_1957493768"/>CONCLUSIONES<text:bookmark-end text:name="__RefHeading__354_1957493768"/></text:h>
      <text:p text:style-name="P21"/>
      <text:h text:style-name="Heading_20_3" text:outline-level="3"><text:bookmark-start text:name="__RefHeading__356_1957493768"/>LIN<text:span text:style-name="T7">E</text:span>AS DE TRABAJO FUTURAS<text:bookmark-end text:name="__RefHeading__356_1957493768"/></text:h>
      <text:p text:style-name="P20"/>
      <text:h text:style-name="Heading_20_2" text:outline-level="2"><text:bookmark-start text:name="__RefHeading__358_1957493768"/><text:s/>REFERENCIAS<text:bookmark-end text:name="__RefHeading__358_1957493768"/></text:h>
      <text:p text:style-name="P35"/>
      <text:p text:style-name="P80">UNIVERSIDAD DE BURGOS</text:p>
      <text:p text:style-name="P4"/>
      <text:p text:style-name="P46">ESCUELA POLITÉCNICA SUPERIOR</text:p>
      <text:p text:style-name="P4"/>
      <text:p text:style-name="P39">GRADO EN INGENIERÍA INFORMÁTICA</text:p>
      <text:p text:style-name="P9"/>
      <text:p text:style-name="P9"><draw:frame draw:style-name="fr1" draw:name="Imagen3" text:anchor-type="paragraph" svg:width="6.412cm" svg:height="10.313cm" draw:z-index="2"><draw:image xlink:href="Pictures/20000009000023A90000395D1DAA66AD.svm" xlink:type="simple" xlink:show="embed" xlink:actuate="onLoad"/></draw:frame></text:p>
      <text:p text:style-name="P9"/>
      <text:p text:style-name="P43">TRABAJO FIN DE GRADO </text:p>
      <text:p text:style-name="P28"/>
      <text:h text:style-name="P84" text:outline-level="1"><text:bookmark-start text:name="__RefHeading__381_1957493768"/><text:span text:style-name="T3">ANEXO</text:span> 1 | <text:span text:style-name="T3">PLANIFICACIÓN DEL PROYECTO DE SOFTWARE</text:span><text:bookmark-end text:name="__RefHeading__381_1957493768"/></text:h>
      <text:h text:style-name="P99" text:outline-level="2"><text:bookmark-start text:name="__RefHeading__891_1957493768"/><text:s/>LISTA DE CAMBIOS<text:bookmark-end text:name="__RefHeading__891_1957493768"/></text:h>
      <text:p text:style-name="P22"/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60">Versión</text:p>
          </table:table-cell>
          <table:table-cell table:style-name="Tabla2.A1" office:value-type="string">
            <text:p text:style-name="P60">Fecha</text:p>
          </table:table-cell>
          <table:table-cell table:style-name="Tabla2.C1" office:value-type="string">
            <text:p text:style-name="P60">Descripción</text:p>
          </table:table-cell>
        </table:table-row>
        <table:table-row>
          <table:table-cell table:style-name="Tabla2.A2" office:value-type="string">
            <text:p text:style-name="P55">1.0</text:p>
          </table:table-cell>
          <table:table-cell table:style-name="Tabla2.B2" office:value-type="string">
            <text:p text:style-name="P65"/>
          </table:table-cell>
          <table:table-cell table:style-name="Tabla2.C2" office:value-type="string">
            <text:p text:style-name="P69"/>
          </table:table-cell>
        </table:table-row>
      </table:table>
      <text:p text:style-name="P50">Tabla <text:sequence text:ref-name="refTable1" text:name="Table" text:formula="ooow:Table+1" style:num-format="1">2</text:sequence>: Lista de cambios</text:p>
      <text:p text:style-name="P22"/>
      <text:h text:style-name="P95" text:outline-level="2"><text:bookmark-start text:name="__RefHeading__334_19574937681"/>INDICE DE CONTENIDOS<text:bookmark-end text:name="__RefHeading__334_19574937681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381_1957493768" text:style-name="Index_20_Link" text:visited-style-name="Index_20_Link">ANEXO 1 | PLANIFICACIÓN DEL PROYECTO DE SOFTWARE<text:tab/>13</text:a></text:p>
          <text:p text:style-name="P107"><text:a xlink:type="simple" xlink:href="#__RefHeading__891_1957493768" text:style-name="Index_20_Link" text:visited-style-name="Index_20_Link"><text:s/>LISTA DE CAMBIOS<text:tab/>14</text:a></text:p>
          <text:p text:style-name="P107"><text:a xlink:type="simple" xlink:href="#__RefHeading__334_19574937681" text:style-name="Index_20_Link" text:visited-style-name="Index_20_Link">INDICE DE CONTENIDOS<text:tab/>15</text:a></text:p>
          <text:p text:style-name="P107"><text:a xlink:type="simple" xlink:href="#__RefHeading__336_19574937681" text:style-name="Index_20_Link" text:visited-style-name="Index_20_Link">INDICE DE ILUSTRACIONES<text:tab/>15</text:a></text:p>
          <text:p text:style-name="P107"><text:a xlink:type="simple" xlink:href="#__RefHeading__338_19574937681" text:style-name="Index_20_Link" text:visited-style-name="Index_20_Link">INDICE DE TABLAS<text:tab/>15</text:a></text:p>
          <text:p text:style-name="P107"><text:a xlink:type="simple" xlink:href="#__RefHeading__893_1957493768" text:style-name="Index_20_Link" text:visited-style-name="Index_20_Link"><text:s/>INTRODUCCIÓN<text:tab/>16</text:a></text:p>
          <text:p text:style-name="P108"><text:a xlink:type="simple" xlink:href="#__RefHeading__895_1957493768" text:style-name="Index_20_Link" text:visited-style-name="Index_20_Link">1.PLANIFICACIÓN TEMPORAL<text:tab/>17</text:a></text:p>
          <text:p text:style-name="P108"><text:a xlink:type="simple" xlink:href="#__RefHeading__897_1957493768" text:style-name="Index_20_Link" text:visited-style-name="Index_20_Link">2.ESTUDIO DE VIAVILIDAD<text:tab/>17</text:a></text:p>
          <text:p text:style-name="P107"><text:a xlink:type="simple" xlink:href="#__RefHeading__899_1957493768" text:style-name="Index_20_Link" text:visited-style-name="Index_20_Link"><text:s/>BIBLIOGRAFÍA<text:tab/>17</text:a></text:p>
        </text:index-body>
      </text:table-of-content>
      <text:p text:style-name="P16"/>
      <text:h text:style-name="P90" text:outline-level="2"><text:bookmark-start text:name="__RefHeading__336_19574937681"/>INDICE DE ILUSTRACIONES<text:bookmark-end text:name="__RefHeading__336_19574937681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ción3">
            <text:p text:style-name="P73">Índice de ilustraciones</text:p>
          </text:index-title>
        </text:index-body>
      </text:illustration-index>
      <text:p text:style-name="P16"/>
      <text:h text:style-name="P90" text:outline-level="2"><text:bookmark-start text:name="__RefHeading__338_19574937681"/>INDICE DE TABLAS<text:bookmark-end text:name="__RefHeading__338_19574937681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14">Tabla 2: Lista de cambios<text:tab/>14</text:p>
        </text:index-body>
      </text:table-index>
      <text:p text:style-name="P22"/>
      <text:p text:style-name="P110"/>
      <text:h text:style-name="Heading_20_2" text:outline-level="2"><text:bookmark-start text:name="__RefHeading__893_1957493768"/><text:s/>INTRODUCCIÓN<text:bookmark-end text:name="__RefHeading__893_1957493768"/></text:h>
      <text:p text:style-name="Text_20_body"/>
      <text:h text:style-name="P104" text:outline-level="3"><text:bookmark-start text:name="__RefHeading__895_1957493768"/>PLANIFICACIÓN TEMPORAL<text:bookmark-end text:name="__RefHeading__895_1957493768"/></text:h>
      <text:p text:style-name="P23"/>
      <text:h text:style-name="Heading_20_3" text:outline-level="3"><text:bookmark-start text:name="__RefHeading__897_1957493768"/>ESTUDIO DE VIAVILIDAD<text:bookmark-end text:name="__RefHeading__897_1957493768"/></text:h>
      <text:p text:style-name="P23"/>
      <text:h text:style-name="P91" text:outline-level="2"><text:bookmark-start text:name="__RefHeading__899_1957493768"/><text:s/>BIBLIOGRAFÍA<text:bookmark-end text:name="__RefHeading__899_1957493768"/></text:h>
      <text:p text:style-name="P36"/>
      <text:p text:style-name="P80">UNIVERSIDAD DE BURGOS</text:p>
      <text:p text:style-name="P4"/>
      <text:p text:style-name="P46">ESCUELA POLITÉCNICA SUPERIOR</text:p>
      <text:p text:style-name="P4"/>
      <text:p text:style-name="P39">GRADO EN INGENIERÍA INFORMÁTICA</text:p>
      <text:p text:style-name="P9"/>
      <text:p text:style-name="P9"><draw:frame draw:style-name="fr1" draw:name="Imagen4" text:anchor-type="paragraph" svg:width="6.412cm" svg:height="10.313cm" draw:z-index="3"><draw:image xlink:href="Pictures/20000009000023A90000395D1DAA66AD.svm" xlink:type="simple" xlink:show="embed" xlink:actuate="onLoad"/></draw:frame></text:p>
      <text:p text:style-name="P9"/>
      <text:p text:style-name="P43">TRABAJO FIN DE GRADO </text:p>
      <text:p text:style-name="P28"/>
      <text:h text:style-name="P85" text:outline-level="1"><text:bookmark-start text:name="__RefHeading__381_19574937681"/><text:span text:style-name="T3">ANEXO</text:span> <text:span text:style-name="T4">2</text:span> | <text:span text:style-name="T4">ESPECIFICACIÓN DE REQUISITOS DE SOFTWARE</text:span><text:bookmark-end text:name="__RefHeading__381_19574937681"/></text:h>
      <text:h text:style-name="P100" text:outline-level="2"><text:bookmark-start text:name="__RefHeading__891_19574937681"/><text:s/>LISTA DE CAMBIOS<text:bookmark-end text:name="__RefHeading__891_19574937681"/></text:h>
      <text:p text:style-name="P25"/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P61">Versión</text:p>
          </table:table-cell>
          <table:table-cell table:style-name="Tabla3.A1" office:value-type="string">
            <text:p text:style-name="P61">Fecha</text:p>
          </table:table-cell>
          <table:table-cell table:style-name="Tabla3.C1" office:value-type="string">
            <text:p text:style-name="P61">Descripción</text:p>
          </table:table-cell>
        </table:table-row>
        <table:table-row>
          <table:table-cell table:style-name="Tabla3.A2" office:value-type="string">
            <text:p text:style-name="P56">1.0</text:p>
          </table:table-cell>
          <table:table-cell table:style-name="Tabla3.B2" office:value-type="string">
            <text:p text:style-name="P66"/>
          </table:table-cell>
          <table:table-cell table:style-name="Tabla3.C2" office:value-type="string">
            <text:p text:style-name="P70"/>
          </table:table-cell>
        </table:table-row>
      </table:table>
      <text:p text:style-name="P51">Tabla <text:sequence text:ref-name="refTable2" text:name="Table" text:formula="ooow:Table+1" style:num-format="1">3</text:sequence>: Lista de cambios</text:p>
      <text:p text:style-name="P25"/>
      <text:h text:style-name="P96" text:outline-level="2"><text:bookmark-start text:name="__RefHeading__334_195749376811"/>INDICE DE CONTENIDOS<text:bookmark-end text:name="__RefHeading__334_195749376811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381_19574937681" text:style-name="Index_20_Link" text:visited-style-name="Index_20_Link">ANEXO 2 | ESPECIFICACIÓN DE REQUISITOS DE SOFTWARE<text:tab/>19</text:a></text:p>
          <text:p text:style-name="P107"><text:a xlink:type="simple" xlink:href="#__RefHeading__891_19574937681" text:style-name="Index_20_Link" text:visited-style-name="Index_20_Link"><text:s/>LISTA DE CAMBIOS<text:tab/>20</text:a></text:p>
          <text:p text:style-name="P107"><text:a xlink:type="simple" xlink:href="#__RefHeading__334_195749376811" text:style-name="Index_20_Link" text:visited-style-name="Index_20_Link">INDICE DE CONTENIDOS<text:tab/>21</text:a></text:p>
          <text:p text:style-name="P107"><text:a xlink:type="simple" xlink:href="#__RefHeading__336_195749376811" text:style-name="Index_20_Link" text:visited-style-name="Index_20_Link">INDICE DE ILUSTRACIONES<text:tab/>21</text:a></text:p>
          <text:p text:style-name="P107"><text:a xlink:type="simple" xlink:href="#__RefHeading__338_195749376811" text:style-name="Index_20_Link" text:visited-style-name="Index_20_Link">INDICE DE TABLAS<text:tab/>21</text:a></text:p>
          <text:p text:style-name="P107"><text:a xlink:type="simple" xlink:href="#__RefHeading__893_19574937681" text:style-name="Index_20_Link" text:visited-style-name="Index_20_Link"><text:s/>INTRODUCCIÓN<text:tab/>22</text:a></text:p>
          <text:p text:style-name="P108"><text:a xlink:type="simple" xlink:href="#__RefHeading__895_19574937681" text:style-name="Index_20_Link" text:visited-style-name="Index_20_Link">1.OBJETIVOS DEL PROYECTO<text:tab/>23</text:a></text:p>
          <text:p text:style-name="P108"><text:a xlink:type="simple" xlink:href="#__RefHeading__897_19574937681" text:style-name="Index_20_Link" text:visited-style-name="Index_20_Link">2.LISTA DE USUARIOS PARTICIPANTES<text:tab/>23</text:a></text:p>
          <text:p text:style-name="P108"><text:a xlink:type="simple" xlink:href="#__RefHeading__1144_1957493768" text:style-name="Index_20_Link" text:visited-style-name="Index_20_Link">3.CATÁLOGO DE REQUISITOS DEL SISTEMA<text:tab/>23</text:a></text:p>
          <text:p text:style-name="P108"><text:a xlink:type="simple" xlink:href="#__RefHeading__1146_1957493768" text:style-name="Index_20_Link" text:visited-style-name="Index_20_Link">4.ESPECIFICACIONES DE REQUISITOS<text:tab/>23</text:a></text:p>
          <text:p text:style-name="P108"><text:a xlink:type="simple" xlink:href="#__RefHeading__1148_1957493768" text:style-name="Index_20_Link" text:visited-style-name="Index_20_Link">5.INTERFACES DE USUARIO<text:tab/>23</text:a></text:p>
          <text:p text:style-name="P107"><text:a xlink:type="simple" xlink:href="#__RefHeading__1296_319422468" text:style-name="Index_20_Link" text:visited-style-name="Index_20_Link"><text:s/>BIBLIOGRAFÍA<text:tab/>23</text:a></text:p>
        </text:index-body>
      </text:table-of-content>
      <text:p text:style-name="P17"/>
      <text:h text:style-name="P91" text:outline-level="2"><text:bookmark-start text:name="__RefHeading__336_195749376811"/>INDICE DE ILUSTRACIONES<text:bookmark-end text:name="__RefHeading__336_195749376811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ción6">
            <text:p text:style-name="P74">Índice de ilustraciones</text:p>
          </text:index-title>
        </text:index-body>
      </text:illustration-index>
      <text:p text:style-name="P17"/>
      <text:h text:style-name="P91" text:outline-level="2"><text:bookmark-start text:name="__RefHeading__338_195749376811"/>INDICE DE TABLAS<text:bookmark-end text:name="__RefHeading__338_195749376811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Sección7">
            <text:p text:style-name="P77">Indice de Tablas</text:p>
          </text:index-title>
          <text:p text:style-name="P78">Tabla 1: Lista de cambios<text:tab/>5</text:p>
        </text:index-body>
      </text:table-index>
      <text:p text:style-name="P25"/>
      <text:p text:style-name="P111"/>
      <text:h text:style-name="Heading_20_2" text:outline-level="2"><text:bookmark-start text:name="__RefHeading__893_19574937681"/><text:s/>INTRODUCCIÓN<text:bookmark-end text:name="__RefHeading__893_19574937681"/></text:h>
      <text:p text:style-name="P25"/>
      <text:h text:style-name="P105" text:outline-level="3"><text:bookmark-start text:name="__RefHeading__895_19574937681"/>OBJETIVOS DEL PROYECTO<text:bookmark-end text:name="__RefHeading__895_19574937681"/></text:h>
      <text:p text:style-name="P24"/>
      <text:h text:style-name="P103" text:outline-level="3"><text:bookmark-start text:name="__RefHeading__897_19574937681"/>LISTA DE USUARIOS PARTICIPANTES<text:bookmark-end text:name="__RefHeading__897_19574937681"/></text:h>
      <text:p text:style-name="P27"/>
      <text:h text:style-name="Heading_20_3" text:outline-level="3"><text:bookmark-start text:name="__RefHeading__1144_1957493768"/>CATÁLOGO DE REQUISITOS DEL SISTEMA<text:bookmark-end text:name="__RefHeading__1144_1957493768"/></text:h>
      <text:p text:style-name="P26"/>
      <text:h text:style-name="Heading_20_3" text:outline-level="3"><text:bookmark-start text:name="__RefHeading__1146_1957493768"/>ESPECIFICACIONES DE REQUISITOS<text:bookmark-end text:name="__RefHeading__1146_1957493768"/></text:h>
      <text:p text:style-name="P26"/>
      <text:h text:style-name="Heading_20_3" text:outline-level="3"><text:bookmark-start text:name="__RefHeading__1148_1957493768"/>INTERFACES DE USUARIO<text:bookmark-end text:name="__RefHeading__1148_1957493768"/></text:h>
      <text:p text:style-name="P24"/>
      <text:h text:style-name="Heading_20_2" text:outline-level="2"><text:bookmark-start text:name="__RefHeading__1296_319422468"/><text:s/>BIBLIOGRAFÍA<text:bookmark-end text:name="__RefHeading__1296_319422468"/></text:h>
      <text:p text:style-name="P37"/>
      <text:p text:style-name="P81">UNIVERSIDAD DE BURGOS</text:p>
      <text:p text:style-name="P5"/>
      <text:p text:style-name="P47">ESCUELA POLITÉCNICA SUPERIOR</text:p>
      <text:p text:style-name="P5"/>
      <text:p text:style-name="P40">GRADO EN INGENIERÍA INFORMÁTICA</text:p>
      <text:p text:style-name="P10"/>
      <text:p text:style-name="P10"><draw:frame draw:style-name="fr1" draw:name="Imagen5" text:anchor-type="paragraph" svg:width="6.412cm" svg:height="10.313cm" draw:z-index="4"><draw:image xlink:href="Pictures/20000009000023A90000395D1DAA66AD.svm" xlink:type="simple" xlink:show="embed" xlink:actuate="onLoad"/></draw:frame></text:p>
      <text:p text:style-name="P10"/>
      <text:p text:style-name="P44">TRABAJO FIN DE GRADO </text:p>
      <text:p text:style-name="P29"/>
      <text:h text:style-name="P86" text:outline-level="1"><text:bookmark-start text:name="__RefHeading__381_195749376811"/><text:span text:style-name="T3">ANEXO</text:span> <text:span text:style-name="T5">3</text:span> | <text:span text:style-name="T4">ESPECIFICACIÓN DE DISEÑO</text:span><text:bookmark-end text:name="__RefHeading__381_195749376811"/></text:h>
      <text:h text:style-name="P101" text:outline-level="2"><text:bookmark-start text:name="__RefHeading__891_195749376811"/><text:s/>LISTA DE CAMBIOS<text:bookmark-end text:name="__RefHeading__891_195749376811"/></text:h>
      <text:p text:style-name="P31"/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office:value-type="string">
            <text:p text:style-name="P62">Versión</text:p>
          </table:table-cell>
          <table:table-cell table:style-name="Tabla4.A1" office:value-type="string">
            <text:p text:style-name="P62">Fecha</text:p>
          </table:table-cell>
          <table:table-cell table:style-name="Tabla4.C1" office:value-type="string">
            <text:p text:style-name="P62">Descripción</text:p>
          </table:table-cell>
        </table:table-row>
        <table:table-row>
          <table:table-cell table:style-name="Tabla4.A2" office:value-type="string">
            <text:p text:style-name="P57">1.0</text:p>
          </table:table-cell>
          <table:table-cell table:style-name="Tabla4.B2" office:value-type="string">
            <text:p text:style-name="P67"/>
          </table:table-cell>
          <table:table-cell table:style-name="Tabla4.C2" office:value-type="string">
            <text:p text:style-name="P71"/>
          </table:table-cell>
        </table:table-row>
      </table:table>
      <text:p text:style-name="P52">Tabla <text:sequence text:ref-name="refTable3" text:name="Table" text:formula="ooow:Table+1" style:num-format="1">4</text:sequence>: Lista de cambios</text:p>
      <text:p text:style-name="P31"/>
      <text:h text:style-name="P97" text:outline-level="2"><text:bookmark-start text:name="__RefHeading__334_1957493768111"/>INDICE DE CONTENIDOS<text:bookmark-end text:name="__RefHeading__334_1957493768111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381_195749376811" text:style-name="Index_20_Link" text:visited-style-name="Index_20_Link">ANEXO 3 | ESPECIFICACIÓN DE DISEÑO<text:tab/>25</text:a></text:p>
          <text:p text:style-name="P107"><text:a xlink:type="simple" xlink:href="#__RefHeading__891_195749376811" text:style-name="Index_20_Link" text:visited-style-name="Index_20_Link"><text:s/>LISTA DE CAMBIOS<text:tab/>26</text:a></text:p>
          <text:p text:style-name="P107"><text:a xlink:type="simple" xlink:href="#__RefHeading__334_1957493768111" text:style-name="Index_20_Link" text:visited-style-name="Index_20_Link">INDICE DE CONTENIDOS<text:tab/>27</text:a></text:p>
          <text:p text:style-name="P107"><text:a xlink:type="simple" xlink:href="#__RefHeading__336_1957493768111" text:style-name="Index_20_Link" text:visited-style-name="Index_20_Link">INDICE DE ILUSTRACIONES<text:tab/>27</text:a></text:p>
          <text:p text:style-name="P107"><text:a xlink:type="simple" xlink:href="#__RefHeading__338_1957493768111" text:style-name="Index_20_Link" text:visited-style-name="Index_20_Link">INDICE DE TABLAS<text:tab/>27</text:a></text:p>
          <text:p text:style-name="P107"><text:a xlink:type="simple" xlink:href="#__RefHeading__1833_1957493768" text:style-name="Index_20_Link" text:visited-style-name="Index_20_Link"><text:s/>INTRODUCCIÓN<text:tab/>28</text:a></text:p>
          <text:p text:style-name="P108"><text:a xlink:type="simple" xlink:href="#__RefHeading__1835_1957493768" text:style-name="Index_20_Link" text:visited-style-name="Index_20_Link">1.DISEÑO DE DATOS<text:tab/>29</text:a></text:p>
          <text:p text:style-name="P108"><text:a xlink:type="simple" xlink:href="#__RefHeading__1837_1957493768" text:style-name="Index_20_Link" text:visited-style-name="Index_20_Link">2.DISEÑO ARQUITECTÓNICO<text:tab/>29</text:a></text:p>
          <text:p text:style-name="P108"><text:a xlink:type="simple" xlink:href="#__RefHeading__1839_1957493768" text:style-name="Index_20_Link" text:visited-style-name="Index_20_Link">3.DISEÑO PROCEDIMENTAL<text:tab/>29</text:a></text:p>
          <text:p text:style-name="P108"><text:a xlink:type="simple" xlink:href="#__RefHeading__1841_1957493768" text:style-name="Index_20_Link" text:visited-style-name="Index_20_Link">4.PATRONES DE DISEÑO UTILIZADOS<text:tab/>29</text:a></text:p>
          <text:p text:style-name="P108"><text:a xlink:type="simple" xlink:href="#__RefHeading__1843_1957493768" text:style-name="Index_20_Link" text:visited-style-name="Index_20_Link">5.PRUEBAS<text:tab/>29</text:a></text:p>
          <text:p text:style-name="P107"><text:a xlink:type="simple" xlink:href="#__RefHeading__1845_1957493768" text:style-name="Index_20_Link" text:visited-style-name="Index_20_Link"><text:s/>BIBLIOGRAFÍA<text:tab/>29</text:a></text:p>
        </text:index-body>
      </text:table-of-content>
      <text:p text:style-name="P18"/>
      <text:h text:style-name="P92" text:outline-level="2"><text:bookmark-start text:name="__RefHeading__336_1957493768111"/>INDICE DE ILUSTRACIONES<text:bookmark-end text:name="__RefHeading__336_1957493768111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ción9">
            <text:p text:style-name="P75">Índice de ilustraciones</text:p>
          </text:index-title>
        </text:index-body>
      </text:illustration-index>
      <text:p text:style-name="P18"/>
      <text:h text:style-name="P92" text:outline-level="2"><text:bookmark-start text:name="__RefHeading__338_1957493768111"/>INDICE DE TABLAS<text:bookmark-end text:name="__RefHeading__338_1957493768111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14">Tabla 4: Lista de cambios<text:tab/>26</text:p>
        </text:index-body>
      </text:table-index>
      <text:p text:style-name="P31"/>
      <text:p text:style-name="P112"/>
      <text:h text:style-name="Heading_20_2" text:outline-level="2"><text:bookmark-start text:name="__RefHeading__1833_1957493768"/><text:s/>INTRODUCCIÓN<text:bookmark-end text:name="__RefHeading__1833_1957493768"/></text:h>
      <text:p text:style-name="Text_20_body"/>
      <text:p text:style-name="P35"/>
      <text:h text:style-name="Heading_20_3" text:outline-level="3"><text:bookmark-start text:name="__RefHeading__1835_1957493768"/>DISEÑO DE DATOS<text:bookmark-end text:name="__RefHeading__1835_1957493768"/></text:h>
      <text:p text:style-name="Text_20_body"/>
      <text:h text:style-name="Heading_20_3" text:outline-level="3"><text:bookmark-start text:name="__RefHeading__1837_1957493768"/>DISEÑO ARQUITECTÓNICO<text:bookmark-end text:name="__RefHeading__1837_1957493768"/></text:h>
      <text:p text:style-name="Text_20_body"/>
      <text:h text:style-name="Heading_20_3" text:outline-level="3"><text:bookmark-start text:name="__RefHeading__1839_1957493768"/>DISEÑO PROCEDIMENTAL<text:bookmark-end text:name="__RefHeading__1839_1957493768"/></text:h>
      <text:p text:style-name="Text_20_body"/>
      <text:h text:style-name="Heading_20_3" text:outline-level="3"><text:bookmark-start text:name="__RefHeading__1841_1957493768"/>PATRONES DE DISEÑO UTILIZADOS<text:bookmark-end text:name="__RefHeading__1841_1957493768"/></text:h>
      <text:p text:style-name="Text_20_body"/>
      <text:h text:style-name="Heading_20_3" text:outline-level="3"><text:bookmark-start text:name="__RefHeading__1843_1957493768"/>PRUEBAS<text:bookmark-end text:name="__RefHeading__1843_1957493768"/></text:h>
      <text:p text:style-name="Text_20_body"/>
      <text:h text:style-name="Heading_20_2" text:outline-level="2"><text:bookmark-start text:name="__RefHeading__1845_1957493768"/><text:s/>BIBLIOGRAFÍA<text:bookmark-end text:name="__RefHeading__1845_1957493768"/></text:h>
      <text:p text:style-name="P38"/>
      <text:p text:style-name="P82">UNIVERSIDAD DE BURGOS</text:p>
      <text:p text:style-name="P6"/>
      <text:p text:style-name="P48">ESCUELA POLITÉCNICA SUPERIOR</text:p>
      <text:p text:style-name="P6"/>
      <text:p text:style-name="P41">GRADO EN INGENIERÍA INFORMÁTICA</text:p>
      <text:p text:style-name="P11"/>
      <text:p text:style-name="P11"><draw:frame draw:style-name="fr1" draw:name="Imagen6" text:anchor-type="paragraph" svg:width="6.412cm" svg:height="10.313cm" draw:z-index="5"><draw:image xlink:href="Pictures/20000009000023A90000395D1DAA66AD.svm" xlink:type="simple" xlink:show="embed" xlink:actuate="onLoad"/></draw:frame></text:p>
      <text:p text:style-name="P11"/>
      <text:p text:style-name="P45">TRABAJO FIN DE GRADO </text:p>
      <text:p text:style-name="P30"/>
      <text:h text:style-name="P87" text:outline-level="1"><text:bookmark-start text:name="__RefHeading__381_195749376812"/><text:span text:style-name="T3">ANEXO</text:span> <text:span text:style-name="T6">4</text:span> | <text:span text:style-name="T6">DOCUMENTACIÓN TÉCNICA DE PROGRAMACIÓN</text:span><text:bookmark-end text:name="__RefHeading__381_195749376812"/></text:h>
      <text:h text:style-name="P102" text:outline-level="2"><text:bookmark-start text:name="__RefHeading__891_195749376812"/><text:s/>LISTA DE CAMBIOS<text:bookmark-end text:name="__RefHeading__891_195749376812"/></text:h>
      <text:p text:style-name="P32"/>
      <table:table table:name="Tabla5" table:style-name="Tabla5">
        <table:table-column table:style-name="Tabla5.A" table:number-columns-repeated="2"/>
        <table:table-column table:style-name="Tabla5.C"/>
        <table:table-row>
          <table:table-cell table:style-name="Tabla5.A1" office:value-type="string">
            <text:p text:style-name="P63">Versión</text:p>
          </table:table-cell>
          <table:table-cell table:style-name="Tabla5.A1" office:value-type="string">
            <text:p text:style-name="P63">Fecha</text:p>
          </table:table-cell>
          <table:table-cell table:style-name="Tabla5.C1" office:value-type="string">
            <text:p text:style-name="P63">Descripción</text:p>
          </table:table-cell>
        </table:table-row>
        <table:table-row>
          <table:table-cell table:style-name="Tabla5.A2" office:value-type="string">
            <text:p text:style-name="P58">1.0</text:p>
          </table:table-cell>
          <table:table-cell table:style-name="Tabla5.B2" office:value-type="string">
            <text:p text:style-name="P68"/>
          </table:table-cell>
          <table:table-cell table:style-name="Tabla5.C2" office:value-type="string">
            <text:p text:style-name="P72"/>
          </table:table-cell>
        </table:table-row>
      </table:table>
      <text:p text:style-name="P53">Tabla <text:sequence text:ref-name="refTable4" text:name="Table" text:formula="ooow:Table+1" style:num-format="1">5</text:sequence>: Lista de cambios</text:p>
      <text:p text:style-name="P32"/>
      <text:h text:style-name="P98" text:outline-level="2"><text:bookmark-start text:name="__RefHeading__334_1957493768112"/>INDICE DE CONTENIDOS<text:bookmark-end text:name="__RefHeading__334_1957493768112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381_195749376812" text:style-name="Index_20_Link" text:visited-style-name="Index_20_Link">ANEXO 4 | DOCUMENTACIÓN TÉCNICA DE PROGRAMACIÓN<text:tab/>31</text:a></text:p>
          <text:p text:style-name="P107"><text:a xlink:type="simple" xlink:href="#__RefHeading__891_195749376812" text:style-name="Index_20_Link" text:visited-style-name="Index_20_Link"><text:s/>LISTA DE CAMBIOS<text:tab/>32</text:a></text:p>
          <text:p text:style-name="P107"><text:a xlink:type="simple" xlink:href="#__RefHeading__334_1957493768112" text:style-name="Index_20_Link" text:visited-style-name="Index_20_Link">INDICE DE CONTENIDOS<text:tab/>33</text:a></text:p>
          <text:p text:style-name="P107"><text:a xlink:type="simple" xlink:href="#__RefHeading__336_1957493768112" text:style-name="Index_20_Link" text:visited-style-name="Index_20_Link">INDICE DE ILUSTRACIONES<text:tab/>33</text:a></text:p>
          <text:p text:style-name="P107"><text:a xlink:type="simple" xlink:href="#__RefHeading__338_1957493768112" text:style-name="Index_20_Link" text:visited-style-name="Index_20_Link">INDICE DE TABLAS<text:tab/>33</text:a></text:p>
          <text:p text:style-name="P107"><text:a xlink:type="simple" xlink:href="#__RefHeading__1763_1957493768" text:style-name="Index_20_Link" text:visited-style-name="Index_20_Link"><text:s/>INTRODUCCIÓN<text:tab/>34</text:a></text:p>
          <text:p text:style-name="P108"><text:a xlink:type="simple" xlink:href="#__RefHeading__1765_1957493768" text:style-name="Index_20_Link" text:visited-style-name="Index_20_Link">1.ESTRUCTURA DE DIRECTORIOS<text:tab/>35</text:a></text:p>
          <text:p text:style-name="P108"><text:a xlink:type="simple" xlink:href="#__RefHeading__1767_1957493768" text:style-name="Index_20_Link" text:visited-style-name="Index_20_Link">2.CÓDIGO FUENTE<text:tab/>35</text:a></text:p>
          <text:p text:style-name="P108"><text:a xlink:type="simple" xlink:href="#__RefHeading__1769_1957493768" text:style-name="Index_20_Link" text:visited-style-name="Index_20_Link">3.MANUAL DEL PROGRAMADOR<text:tab/>35</text:a></text:p>
          <text:p text:style-name="P107"><text:a xlink:type="simple" xlink:href="#__RefHeading__1771_1957493768" text:style-name="Index_20_Link" text:visited-style-name="Index_20_Link"><text:s/>BIBLIOGRAFÍA<text:tab/>35</text:a></text:p>
        </text:index-body>
      </text:table-of-content>
      <text:p text:style-name="P19"/>
      <text:h text:style-name="P93" text:outline-level="2"><text:bookmark-start text:name="__RefHeading__336_1957493768112"/>INDICE DE ILUSTRACIONES<text:bookmark-end text:name="__RefHeading__336_1957493768112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ción12">
            <text:p text:style-name="P76">Índice de ilustraciones</text:p>
          </text:index-title>
        </text:index-body>
      </text:illustration-index>
      <text:p text:style-name="P19"/>
      <text:h text:style-name="P93" text:outline-level="2"><text:bookmark-start text:name="__RefHeading__338_1957493768112"/>INDICE DE TABLAS<text:bookmark-end text:name="__RefHeading__338_1957493768112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14">Tabla 5: Lista de cambios<text:tab/>32</text:p>
        </text:index-body>
      </text:table-index>
      <text:p text:style-name="P32"/>
      <text:p text:style-name="P113"/>
      <text:h text:style-name="Heading_20_2" text:outline-level="2"><text:bookmark-start text:name="__RefHeading__1763_1957493768"/><text:s/>INTRODUCCIÓN<text:bookmark-end text:name="__RefHeading__1763_1957493768"/></text:h>
      <text:p text:style-name="Text_20_body"/>
      <text:h text:style-name="P104" text:outline-level="3"><text:bookmark-start text:name="__RefHeading__1765_1957493768"/>ESTRUCTURA DE DIRECTORIOS<text:bookmark-end text:name="__RefHeading__1765_1957493768"/></text:h>
      <text:p text:style-name="Text_20_body"/>
      <text:h text:style-name="Heading_20_3" text:outline-level="3"><text:bookmark-start text:name="__RefHeading__1767_1957493768"/>CÓDIGO FUENTE<text:bookmark-end text:name="__RefHeading__1767_1957493768"/></text:h>
      <text:p text:style-name="Text_20_body"/>
      <text:h text:style-name="Heading_20_3" text:outline-level="3"><text:bookmark-start text:name="__RefHeading__1769_1957493768"/>MANUAL DEL PROGRAMADOR<text:bookmark-end text:name="__RefHeading__1769_1957493768"/></text:h>
      <text:p text:style-name="Text_20_body"/>
      <text:h text:style-name="Heading_20_2" text:outline-level="2"><text:bookmark-start text:name="__RefHeading__1771_1957493768"/><text:s/>BIBLIOGRAFÍA<text:bookmark-end text:name="__RefHeading__1771_1957493768"/></text:h>
      <text:p text:style-name="P38"/>
      <text:p text:style-name="P82">UNIVERSIDAD DE BURGOS</text:p>
      <text:p text:style-name="P6"/>
      <text:p text:style-name="P48">ESCUELA POLITÉCNICA SUPERIOR</text:p>
      <text:p text:style-name="P6"/>
      <text:p text:style-name="P41">GRADO EN INGENIERÍA INFORMÁTICA</text:p>
      <text:p text:style-name="P11"/>
      <text:p text:style-name="P11"><draw:frame draw:style-name="fr1" draw:name="Imagen7" text:anchor-type="paragraph" svg:width="6.412cm" svg:height="10.313cm" draw:z-index="6"><draw:image xlink:href="Pictures/20000009000023A90000395D1DAA66AD.svm" xlink:type="simple" xlink:show="embed" xlink:actuate="onLoad"/></draw:frame></text:p>
      <text:p text:style-name="P11"/>
      <text:p text:style-name="P45">TRABAJO FIN DE GRADO </text:p>
      <text:p text:style-name="P30"/>
      <text:h text:style-name="P87" text:outline-level="1"><text:bookmark-start text:name="__RefHeading__381_195749376813"/><text:span text:style-name="T3">ANEXO</text:span> <text:span text:style-name="T6">5</text:span> | <text:span text:style-name="T6">MANUAL DE USUARIO</text:span><text:bookmark-end text:name="__RefHeading__381_195749376813"/></text:h>
      <text:h text:style-name="P102" text:outline-level="2"><text:bookmark-start text:name="__RefHeading__891_195749376813"/><text:s/>LISTA DE CAMBIOS<text:bookmark-end text:name="__RefHeading__891_195749376813"/></text:h>
      <text:p text:style-name="P32"/>
      <table:table table:name="Tabla6" table:style-name="Tabla6">
        <table:table-column table:style-name="Tabla6.A" table:number-columns-repeated="2"/>
        <table:table-column table:style-name="Tabla6.C"/>
        <table:table-row>
          <table:table-cell table:style-name="Tabla6.A1" office:value-type="string">
            <text:p text:style-name="P63">Versión</text:p>
          </table:table-cell>
          <table:table-cell table:style-name="Tabla6.A1" office:value-type="string">
            <text:p text:style-name="P63">Fecha</text:p>
          </table:table-cell>
          <table:table-cell table:style-name="Tabla6.C1" office:value-type="string">
            <text:p text:style-name="P63">Descripción</text:p>
          </table:table-cell>
        </table:table-row>
        <table:table-row>
          <table:table-cell table:style-name="Tabla6.A2" office:value-type="string">
            <text:p text:style-name="P58">1.0</text:p>
          </table:table-cell>
          <table:table-cell table:style-name="Tabla6.B2" office:value-type="string">
            <text:p text:style-name="P68"/>
          </table:table-cell>
          <table:table-cell table:style-name="Tabla6.C2" office:value-type="string">
            <text:p text:style-name="P72"/>
          </table:table-cell>
        </table:table-row>
      </table:table>
      <text:p text:style-name="P53">Tabla <text:sequence text:ref-name="refTable5" text:name="Table" text:formula="ooow:Table+1" style:num-format="1">6</text:sequence>: Lista de cambios</text:p>
      <text:p text:style-name="P32"/>
      <text:h text:style-name="P98" text:outline-level="2"><text:bookmark-start text:name="__RefHeading__334_1957493768113"/>INDICE DE CONTENIDOS<text:bookmark-end text:name="__RefHeading__334_1957493768113"/></text:h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6"><text:a xlink:type="simple" xlink:href="#__RefHeading__381_195749376813" text:style-name="Index_20_Link" text:visited-style-name="Index_20_Link">ANEXO 5 | MANUAL DE USUARIO<text:tab/>37</text:a></text:p>
          <text:p text:style-name="P107"><text:a xlink:type="simple" xlink:href="#__RefHeading__891_195749376813" text:style-name="Index_20_Link" text:visited-style-name="Index_20_Link"><text:s/>LISTA DE CAMBIOS<text:tab/>38</text:a></text:p>
          <text:p text:style-name="P107"><text:a xlink:type="simple" xlink:href="#__RefHeading__334_1957493768113" text:style-name="Index_20_Link" text:visited-style-name="Index_20_Link">INDICE DE CONTENIDOS<text:tab/>39</text:a></text:p>
          <text:p text:style-name="P107"><text:a xlink:type="simple" xlink:href="#__RefHeading__336_1957493768113" text:style-name="Index_20_Link" text:visited-style-name="Index_20_Link">INDICE DE ILUSTRACIONES<text:tab/>39</text:a></text:p>
          <text:p text:style-name="P107"><text:a xlink:type="simple" xlink:href="#__RefHeading__338_1957493768113" text:style-name="Index_20_Link" text:visited-style-name="Index_20_Link">INDICE DE TABLAS<text:tab/>39</text:a></text:p>
          <text:p text:style-name="P107"><text:a xlink:type="simple" xlink:href="#__RefHeading__1403_1957493768" text:style-name="Index_20_Link" text:visited-style-name="Index_20_Link"><text:s/>INTRODUCCIÓN<text:tab/>40</text:a></text:p>
          <text:p text:style-name="P108"><text:a xlink:type="simple" xlink:href="#__RefHeading__1405_1957493768" text:style-name="Index_20_Link" text:visited-style-name="Index_20_Link">1.REQUISITOS DE LA APLICACIÓN<text:tab/>41</text:a></text:p>
          <text:p text:style-name="P108"><text:a xlink:type="simple" xlink:href="#__RefHeading__1407_1957493768" text:style-name="Index_20_Link" text:visited-style-name="Index_20_Link">2.ESTRUCTURA DE LA APLICACIÓN<text:tab/>41</text:a></text:p>
          <text:p text:style-name="P107"><text:a xlink:type="simple" xlink:href="#__RefHeading__1409_1957493768" text:style-name="Index_20_Link" text:visited-style-name="Index_20_Link"><text:s/>BIBLIOGRAFÍA<text:tab/>41</text:a></text:p>
        </text:index-body>
      </text:table-of-content>
      <text:p text:style-name="P19"/>
      <text:h text:style-name="P93" text:outline-level="2"><text:bookmark-start text:name="__RefHeading__336_1957493768113"/>INDICE DE ILUSTRACIONES<text:bookmark-end text:name="__RefHeading__336_1957493768113"/></text:h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ción15">
            <text:p text:style-name="P76">Índice de ilustraciones</text:p>
          </text:index-title>
        </text:index-body>
      </text:illustration-index>
      <text:p text:style-name="P19"/>
      <text:h text:style-name="P93" text:outline-level="2"><text:bookmark-start text:name="__RefHeading__338_1957493768113"/>INDICE DE TABLAS<text:bookmark-end text:name="__RefHeading__338_1957493768113"/></text:h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14">Tabla 6: Lista de cambios<text:tab/>38</text:p>
        </text:index-body>
      </text:table-index>
      <text:p text:style-name="P32"/>
      <text:p text:style-name="P113"/>
      <text:h text:style-name="Heading_20_2" text:outline-level="2"><text:bookmark-start text:name="__RefHeading__1403_1957493768"/><text:s/>INTRODUCCIÓN<text:bookmark-end text:name="__RefHeading__1403_1957493768"/></text:h>
      <text:p text:style-name="Text_20_body"/>
      <text:p text:style-name="P33"><text:tab/>En este anexo se recoge la documentación relativa a los requisitos tanto de software como de hardware que necesita la aplicación para ser ejecutada. <text:span text:style-name="T8">Por una parte contemplamos los requisitos por parte de los equipos donde se hospedará la aplicación web y las bases de datos; y por otra parte, los requisitos del dispositivo móvil donde se ejecutará.</text:span></text:p>
      <text:p text:style-name="P33"/>
      <text:p text:style-name="P33"><text:tab/><text:span text:style-name="T8">Se incluye una guía de usuario donde se detallan los pasos para instalar y lanzar los servicios web, gestionar el apartado de administrador e instalación y uso en dispositivos móviles.</text:span></text:p>
      <text:p text:style-name="P35"/>
      <text:h text:style-name="Heading_20_3" text:outline-level="3"><text:bookmark-start text:name="__RefHeading__1405_1957493768"/>REQUISITOS DE LA APLICACIÓN<text:bookmark-end text:name="__RefHeading__1405_1957493768"/></text:h>
      <text:p text:style-name="P34">REQUISITOS DE HARDWARE</text:p>
      <text:p text:style-name="P34">HARWARE EQUIPO INFORMÁTICO</text:p>
      <text:p text:style-name="P34">HARWARE DEL DISPOSITIVO MÓVIL</text:p>
      <text:p text:style-name="Text_20_body"/>
      <text:p text:style-name="P34">REQUISITOS DE SOFTWARE</text:p>
      <text:p text:style-name="P34">SOFTWARE EQUIPO INFORMÁTICO</text:p>
      <text:p text:style-name="P34">SOFTWARE DEL DISPOSITIVO MÓVIL</text:p>
      <text:p text:style-name="Text_20_body"/>
      <text:h text:style-name="Heading_20_3" text:outline-level="3"><text:bookmark-start text:name="__RefHeading__1407_1957493768"/>ESTRUCTURA DE LA APLICACIÓN<text:bookmark-end text:name="__RefHeading__1407_1957493768"/></text:h>
      <text:p text:style-name="Text_20_body"/>
      <text:h text:style-name="Heading_20_2" text:outline-level="2"><text:bookmark-start text:name="__RefHeading__1409_1957493768"/><text:s/>BIBLIOGRAFÍA<text:bookmark-end text:name="__RefHeading__1409_195749376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Normal" style:font-family-generic="swiss" style:font-pitch="variable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#dddddd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2</text:page-number></text:p>
      </style:footer>
    </style:master-page>
    <style:master-page style:name="contenido" style:page-layout-name="Mpm3">
      <style:footer>
        <text:p text:style-name="MP2"><text:page-number text:select-page="current">41</text:page-number></text:p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22:20:15.837000000</meta:creation-date>
    <dc:date>2014-03-05T01:10:11.538000000</dc:date>
    <meta:editing-duration>PT11H15M12S</meta:editing-duration>
    <meta:editing-cycles>61</meta:editing-cycles>
    <meta:generator>LibreOffice/4.2.1.1$Windows_x86 LibreOffice_project/d7dbbd7842e6a58b0f521599204e827654e1fb8b</meta:generator>
    <meta:document-statistic meta:table-count="6" meta:image-count="7" meta:object-count="0" meta:page-count="41" meta:paragraph-count="306" meta:word-count="1149" meta:character-count="7300" meta:non-whitespace-character-count="6422"/>
  </office:meta>
</office:document-meta>
</file>